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Arial3" svg:font-family="Arial" style:font-family-generic="system"/>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Fragment" style:family="table">
      <style:table-properties style:width="17cm" table:align="margins" style:writing-mode="lr-tb"/>
    </style:style>
    <style:style style:name="Fragment.A" style:family="table-column">
      <style:table-column-properties style:column-width="4.02cm" style:rel-column-width="15499*"/>
    </style:style>
    <style:style style:name="Fragment.B" style:family="table-column">
      <style:table-column-properties style:column-width="12.98cm" style:rel-column-width="50036*"/>
    </style:style>
    <style:style style:name="Fragment.A1" style:family="table-cell">
      <style:table-cell-properties fo:padding="0.097cm" fo:border-left="none" fo:border-right="none" fo:border-top="1pt solid #000000" fo:border-bottom="none"/>
    </style:style>
    <style:style style:name="Fragment.B1" style:family="table-cell">
      <style:table-cell-properties fo:padding="0cm" fo:border="none"/>
    </style:style>
    <style:style style:name="sous-fragment" style:family="table">
      <style:table-properties style:width="17cm" table:align="margins" style:writing-mode="lr-tb"/>
    </style:style>
    <style:style style:name="sous-fragment.A" style:family="table-column">
      <style:table-column-properties style:column-width="4.02cm" style:rel-column-width="15499*"/>
    </style:style>
    <style:style style:name="sous-fragment.B" style:family="table-column">
      <style:table-column-properties style:column-width="12.98cm" style:rel-column-width="50036*"/>
    </style:style>
    <style:style style:name="sous-fragment.A1" style:family="table-cell">
      <style:table-cell-properties fo:padding="0.097cm" fo:border="none"/>
    </style:style>
    <style:style style:name="sous-fragment.B1" style:family="table-cell">
      <style:table-cell-properties fo:padding="0cm" fo:border="none"/>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34" style:family="table">
      <style:table-properties style:width="17cm" table:align="margins" style:writing-mode="lr-tb"/>
    </style:style>
    <style:style style:name="Tableau34.A" style:family="table-column">
      <style:table-column-properties style:column-width="4.02cm" style:rel-column-width="15499*"/>
    </style:style>
    <style:style style:name="Tableau34.B" style:family="table-column">
      <style:table-column-properties style:column-width="12.98cm" style:rel-column-width="50036*"/>
    </style:style>
    <style:style style:name="Tableau34.A1" style:family="table-cell">
      <style:table-cell-properties fo:padding="0.097cm" fo:border="none"/>
    </style:style>
    <style:style style:name="Tableau34.B1" style:family="table-cell">
      <style:table-cell-properties fo:padding="0cm" fo:border="none"/>
    </style:style>
    <style:style style:name="Tableau47" style:family="table">
      <style:table-properties style:width="17cm" table:align="margins" style:writing-mode="lr-tb"/>
    </style:style>
    <style:style style:name="Tableau47.A" style:family="table-column">
      <style:table-column-properties style:column-width="4.02cm" style:rel-column-width="15499*"/>
    </style:style>
    <style:style style:name="Tableau47.B" style:family="table-column">
      <style:table-column-properties style:column-width="12.98cm" style:rel-column-width="50036*"/>
    </style:style>
    <style:style style:name="Tableau47.A1" style:family="table-cell">
      <style:table-cell-properties fo:padding="0.097cm" fo:border="none"/>
    </style:style>
    <style:style style:name="Tableau47.B1" style:family="table-cell">
      <style:table-cell-properties fo:padding="0cm" fo:border="none"/>
    </style:style>
    <style:style style:name="Tableau2" style:family="table">
      <style:table-properties style:width="17cm" table:align="margins" style:writing-mode="lr-tb"/>
    </style:style>
    <style:style style:name="Tableau2.A" style:family="table-column">
      <style:table-column-properties style:column-width="17cm" style:rel-column-width="65535*"/>
    </style:style>
    <style:style style:name="Tableau2.A1" style:family="table-cell">
      <style:table-cell-properties fo:padding="0.097cm" fo:border-left="none" fo:border-right="none" fo:border-top="1pt solid #000000" fo:border-bottom="none"/>
    </style:style>
    <style:style style:name="Tableau4" style:family="table">
      <style:table-properties style:width="17cm" table:align="margins" style:writing-mode="lr-tb"/>
    </style:style>
    <style:style style:name="Tableau4.A" style:family="table-column">
      <style:table-column-properties style:column-width="4.02cm" style:rel-column-width="15499*"/>
    </style:style>
    <style:style style:name="Tableau4.B" style:family="table-column">
      <style:table-column-properties style:column-width="12.98cm" style:rel-column-width="50036*"/>
    </style:style>
    <style:style style:name="Tableau4.A1" style:family="table-cell">
      <style:table-cell-properties fo:padding="0.097cm" fo:border="none"/>
    </style:style>
    <style:style style:name="Tableau4.B1" style:family="table-cell">
      <style:table-cell-properties fo:padding="0cm" fo:border="none"/>
    </style:style>
    <style:style style:name="Tableau48" style:family="table">
      <style:table-properties style:width="17cm" table:align="margins" style:writing-mode="lr-tb"/>
    </style:style>
    <style:style style:name="Tableau48.A" style:family="table-column">
      <style:table-column-properties style:column-width="4.02cm" style:rel-column-width="15499*"/>
    </style:style>
    <style:style style:name="Tableau48.B" style:family="table-column">
      <style:table-column-properties style:column-width="12.98cm" style:rel-column-width="50036*"/>
    </style:style>
    <style:style style:name="Tableau48.A1" style:family="table-cell">
      <style:table-cell-properties fo:padding="0.097cm" fo:border="none"/>
    </style:style>
    <style:style style:name="Tableau48.B1" style:family="table-cell">
      <style:table-cell-properties fo:padding="0cm" fo:border="none"/>
    </style:style>
    <style:style style:name="Tableau35" style:family="table">
      <style:table-properties style:width="17cm" table:align="margins" style:writing-mode="lr-tb"/>
    </style:style>
    <style:style style:name="Tableau35.A" style:family="table-column">
      <style:table-column-properties style:column-width="4.02cm" style:rel-column-width="15499*"/>
    </style:style>
    <style:style style:name="Tableau35.B" style:family="table-column">
      <style:table-column-properties style:column-width="12.98cm" style:rel-column-width="50036*"/>
    </style:style>
    <style:style style:name="Tableau35.A1" style:family="table-cell">
      <style:table-cell-properties fo:padding="0.097cm" fo:border="none"/>
    </style:style>
    <style:style style:name="Tableau35.B1" style:family="table-cell">
      <style:table-cell-properties fo:padding="0cm" fo:border="none"/>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none" fo:border-right="none" fo:border-top="1pt solid #000000" fo:border-bottom="none"/>
    </style:style>
    <style:style style:name="Tableau6" style:family="table">
      <style:table-properties style:width="17cm" table:align="margins" style:writing-mode="lr-tb"/>
    </style:style>
    <style:style style:name="Tableau6.A" style:family="table-column">
      <style:table-column-properties style:column-width="4.02cm" style:rel-column-width="15499*"/>
    </style:style>
    <style:style style:name="Tableau6.B" style:family="table-column">
      <style:table-column-properties style:column-width="12.98cm" style:rel-column-width="50036*"/>
    </style:style>
    <style:style style:name="Tableau6.A1" style:family="table-cell">
      <style:table-cell-properties fo:padding="0.097cm" fo:border="none"/>
    </style:style>
    <style:style style:name="Tableau6.B1" style:family="table-cell">
      <style:table-cell-properties fo:padding="0cm" fo:border="none"/>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left="none" fo:border-right="none" fo:border-top="1pt solid #000000" fo:border-bottom="none"/>
    </style:style>
    <style:style style:name="Tableau8" style:family="table">
      <style:table-properties style:width="17cm" table:align="margins" style:writing-mode="lr-tb"/>
    </style:style>
    <style:style style:name="Tableau8.A" style:family="table-column">
      <style:table-column-properties style:column-width="4.02cm" style:rel-column-width="15499*"/>
    </style:style>
    <style:style style:name="Tableau8.B" style:family="table-column">
      <style:table-column-properties style:column-width="12.98cm" style:rel-column-width="50036*"/>
    </style:style>
    <style:style style:name="Tableau8.A1" style:family="table-cell">
      <style:table-cell-properties fo:padding="0.097cm" fo:border="none"/>
    </style:style>
    <style:style style:name="Tableau8.B1" style:family="table-cell">
      <style:table-cell-properties fo:padding="0cm" fo:border="none"/>
    </style:style>
    <style:style style:name="TableClassement" style:family="table">
      <style:table-properties style:width="16.986cm" fo:margin-left="0.021cm" fo:margin-right="-0.007cm" table:align="margins" style:writing-mode="lr-tb"/>
    </style:style>
    <style:style style:name="TableClassement.A" style:family="table-column">
      <style:table-column-properties style:column-width="3.265cm" style:rel-column-width="1851*"/>
    </style:style>
    <style:style style:name="TableClassement.B" style:family="table-column">
      <style:table-column-properties style:column-width="2.538cm" style:rel-column-width="1439*"/>
    </style:style>
    <style:style style:name="TableClassement.C" style:family="table-column">
      <style:table-column-properties style:column-width="1.605cm" style:rel-column-width="910*"/>
    </style:style>
    <style:style style:name="TableClassement.D" style:family="table-column">
      <style:table-column-properties style:column-width="1.887cm" style:rel-column-width="1070*"/>
    </style:style>
    <style:style style:name="TableClassement.E" style:family="table-column">
      <style:table-column-properties style:column-width="1.305cm" style:rel-column-width="740*"/>
    </style:style>
    <style:style style:name="TableClassement.F" style:family="table-column">
      <style:table-column-properties style:column-width="1.199cm" style:rel-column-width="680*"/>
    </style:style>
    <style:style style:name="TableClassement.G" style:family="table-column">
      <style:table-column-properties style:column-width="5.186cm" style:rel-column-width="2940*"/>
    </style:style>
    <style:style style:name="TableClassement.1" style:family="table-row">
      <style:table-row-properties fo:keep-together="always"/>
    </style:style>
    <style:style style:name="TableClassement.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Classement.G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Classement.2" style:family="table-row">
      <style:table-row-properties fo:keep-together="auto"/>
    </style:style>
    <style:style style:name="TableClassement.A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7"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8"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9"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0"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1"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1"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7"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8"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Classement.A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B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C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D19" style:family="table-cell" style:data-style-name="N0">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E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F1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Classement.G19"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 style:family="table">
      <style:table-properties style:width="17cm" table:align="margins" style:writing-mode="lr-tb"/>
    </style:style>
    <style:style style:name="Tableau3.A" style:family="table-column">
      <style:table-column-properties style:column-width="4.02cm" style:rel-column-width="15499*"/>
    </style:style>
    <style:style style:name="Tableau3.B" style:family="table-column">
      <style:table-column-properties style:column-width="12.98cm" style:rel-column-width="50036*"/>
    </style:style>
    <style:style style:name="Tableau3.A1" style:family="table-cell">
      <style:table-cell-properties fo:padding="0.097cm" fo:border="none"/>
    </style:style>
    <style:style style:name="Tableau3.B1" style:family="table-cell">
      <style:table-cell-properties fo:padding="0cm" fo:border="none"/>
    </style:style>
    <style:style style:name="Tableau36" style:family="table">
      <style:table-properties style:width="17cm" table:align="margins" style:writing-mode="lr-tb"/>
    </style:style>
    <style:style style:name="Tableau36.A" style:family="table-column">
      <style:table-column-properties style:column-width="4.02cm" style:rel-column-width="15499*"/>
    </style:style>
    <style:style style:name="Tableau36.B" style:family="table-column">
      <style:table-column-properties style:column-width="12.98cm" style:rel-column-width="50036*"/>
    </style:style>
    <style:style style:name="Tableau36.A1" style:family="table-cell">
      <style:table-cell-properties fo:padding="0.097cm" fo:border="none"/>
    </style:style>
    <style:style style:name="Tableau36.B1" style:family="table-cell">
      <style:table-cell-properties fo:padding="0cm" fo:border="none"/>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097cm" fo:border-left="none" fo:border-right="none" fo:border-top="1pt solid #000000" fo:border-bottom="none"/>
    </style:style>
    <style:style style:name="Tableau10" style:family="table">
      <style:table-properties style:width="17cm" table:align="margins" style:writing-mode="lr-tb"/>
    </style:style>
    <style:style style:name="Tableau10.A" style:family="table-column">
      <style:table-column-properties style:column-width="4.02cm" style:rel-column-width="15499*"/>
    </style:style>
    <style:style style:name="Tableau10.B" style:family="table-column">
      <style:table-column-properties style:column-width="12.98cm" style:rel-column-width="50036*"/>
    </style:style>
    <style:style style:name="Tableau10.A1" style:family="table-cell">
      <style:table-cell-properties fo:padding="0.097cm" fo:border="none"/>
    </style:style>
    <style:style style:name="Tableau10.B1" style:family="table-cell">
      <style:table-cell-properties fo:padding="0cm" fo:border="none"/>
    </style:style>
    <style:style style:name="Tableau49" style:family="table">
      <style:table-properties style:width="17cm" table:align="margins" style:writing-mode="lr-tb"/>
    </style:style>
    <style:style style:name="Tableau49.A" style:family="table-column">
      <style:table-column-properties style:column-width="4.02cm" style:rel-column-width="15499*"/>
    </style:style>
    <style:style style:name="Tableau49.B" style:family="table-column">
      <style:table-column-properties style:column-width="12.98cm" style:rel-column-width="50036*"/>
    </style:style>
    <style:style style:name="Tableau49.A1" style:family="table-cell">
      <style:table-cell-properties fo:padding="0.097cm" fo:border="none"/>
    </style:style>
    <style:style style:name="Tableau49.B1" style:family="table-cell">
      <style:table-cell-properties fo:padding="0cm" fo:border="none"/>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left="none" fo:border-right="none" fo:border-top="1pt solid #000000" fo:border-bottom="none"/>
    </style:style>
    <style:style style:name="Tableau12" style:family="table">
      <style:table-properties style:width="17cm" table:align="margins" style:writing-mode="lr-tb"/>
    </style:style>
    <style:style style:name="Tableau12.A" style:family="table-column">
      <style:table-column-properties style:column-width="4.02cm" style:rel-column-width="15499*"/>
    </style:style>
    <style:style style:name="Tableau12.B" style:family="table-column">
      <style:table-column-properties style:column-width="12.98cm" style:rel-column-width="50036*"/>
    </style:style>
    <style:style style:name="Tableau12.A1" style:family="table-cell">
      <style:table-cell-properties fo:padding="0.097cm" fo:border="none"/>
    </style:style>
    <style:style style:name="Tableau12.B1" style:family="table-cell">
      <style:table-cell-properties fo:padding="0cm" fo:border="none"/>
    </style:style>
    <style:style style:name="Tableau37" style:family="table">
      <style:table-properties style:width="17cm" table:align="margins" style:writing-mode="lr-tb"/>
    </style:style>
    <style:style style:name="Tableau37.A" style:family="table-column">
      <style:table-column-properties style:column-width="4.02cm" style:rel-column-width="15499*"/>
    </style:style>
    <style:style style:name="Tableau37.B" style:family="table-column">
      <style:table-column-properties style:column-width="12.98cm" style:rel-column-width="50036*"/>
    </style:style>
    <style:style style:name="Tableau37.A1" style:family="table-cell">
      <style:table-cell-properties fo:padding="0.097cm" fo:border="none"/>
    </style:style>
    <style:style style:name="Tableau37.B1" style:family="table-cell">
      <style:table-cell-properties fo:padding="0cm" fo:border="none"/>
    </style:style>
    <style:style style:name="Tableau26" style:family="table">
      <style:table-properties style:width="17cm" table:align="margins" style:writing-mode="lr-tb"/>
    </style:style>
    <style:style style:name="Tableau26.A" style:family="table-column">
      <style:table-column-properties style:column-width="4.02cm" style:rel-column-width="15499*"/>
    </style:style>
    <style:style style:name="Tableau26.B" style:family="table-column">
      <style:table-column-properties style:column-width="12.98cm" style:rel-column-width="50036*"/>
    </style:style>
    <style:style style:name="Tableau26.A1" style:family="table-cell">
      <style:table-cell-properties fo:padding="0.097cm" fo:border="none"/>
    </style:style>
    <style:style style:name="Tableau26.B1" style:family="table-cell">
      <style:table-cell-properties fo:padding="0cm" fo:border="none"/>
    </style:style>
    <style:style style:name="Tableau15" style:family="table">
      <style:table-properties style:width="17cm" table:align="margins" style:writing-mode="lr-tb"/>
    </style:style>
    <style:style style:name="Tableau15.A" style:family="table-column">
      <style:table-column-properties style:column-width="17cm" style:rel-column-width="65535*"/>
    </style:style>
    <style:style style:name="Tableau15.A1" style:family="table-cell">
      <style:table-cell-properties fo:padding="0.097cm" fo:border-left="none" fo:border-right="none" fo:border-top="1pt solid #000000" fo:border-bottom="none"/>
    </style:style>
    <style:style style:name="Tableau16" style:family="table">
      <style:table-properties style:width="17cm" table:align="margins" style:writing-mode="lr-tb"/>
    </style:style>
    <style:style style:name="Tableau16.A" style:family="table-column">
      <style:table-column-properties style:column-width="4.02cm" style:rel-column-width="15499*"/>
    </style:style>
    <style:style style:name="Tableau16.B" style:family="table-column">
      <style:table-column-properties style:column-width="12.98cm" style:rel-column-width="50036*"/>
    </style:style>
    <style:style style:name="Tableau16.A1" style:family="table-cell">
      <style:table-cell-properties fo:padding="0.097cm" fo:border="none"/>
    </style:style>
    <style:style style:name="Tableau16.B1" style:family="table-cell">
      <style:table-cell-properties fo:padding="0cm" fo:border="none"/>
    </style:style>
    <style:style style:name="Tableau38" style:family="table">
      <style:table-properties style:width="17cm" table:align="margins" style:writing-mode="lr-tb"/>
    </style:style>
    <style:style style:name="Tableau38.A" style:family="table-column">
      <style:table-column-properties style:column-width="4.02cm" style:rel-column-width="15499*"/>
    </style:style>
    <style:style style:name="Tableau38.B" style:family="table-column">
      <style:table-column-properties style:column-width="12.98cm" style:rel-column-width="50036*"/>
    </style:style>
    <style:style style:name="Tableau38.A1" style:family="table-cell">
      <style:table-cell-properties fo:padding="0.097cm" fo:border="none"/>
    </style:style>
    <style:style style:name="Tableau38.B1" style:family="table-cell">
      <style:table-cell-properties fo:padding="0cm" fo:border="none"/>
    </style:style>
    <style:style style:name="Tableau45" style:family="table">
      <style:table-properties style:width="17cm" table:align="margins" style:writing-mode="lr-tb"/>
    </style:style>
    <style:style style:name="Tableau45.A" style:family="table-column">
      <style:table-column-properties style:column-width="4.02cm" style:rel-column-width="15499*"/>
    </style:style>
    <style:style style:name="Tableau45.B" style:family="table-column">
      <style:table-column-properties style:column-width="12.98cm" style:rel-column-width="50036*"/>
    </style:style>
    <style:style style:name="Tableau45.A1" style:family="table-cell">
      <style:table-cell-properties fo:padding="0.097cm" fo:border="none"/>
    </style:style>
    <style:style style:name="Tableau45.B1" style:family="table-cell">
      <style:table-cell-properties fo:padding="0cm" fo:border="none"/>
    </style:style>
    <style:style style:name="Tableau40" style:family="table">
      <style:table-properties style:width="17cm" table:align="margins" style:writing-mode="lr-tb"/>
    </style:style>
    <style:style style:name="Tableau40.A" style:family="table-column">
      <style:table-column-properties style:column-width="17cm" style:rel-column-width="65535*"/>
    </style:style>
    <style:style style:name="Tableau40.A1" style:family="table-cell">
      <style:table-cell-properties fo:padding="0.097cm" fo:border-left="none" fo:border-right="none" fo:border-top="1pt solid #000000" fo:border-bottom="none"/>
    </style:style>
    <style:style style:name="Tableau41" style:family="table">
      <style:table-properties style:width="17cm" table:align="margins" style:writing-mode="lr-tb"/>
    </style:style>
    <style:style style:name="Tableau41.A" style:family="table-column">
      <style:table-column-properties style:column-width="4.02cm" style:rel-column-width="15499*"/>
    </style:style>
    <style:style style:name="Tableau41.B" style:family="table-column">
      <style:table-column-properties style:column-width="12.98cm" style:rel-column-width="50036*"/>
    </style:style>
    <style:style style:name="Tableau41.A1" style:family="table-cell">
      <style:table-cell-properties fo:padding="0.097cm" fo:border="none"/>
    </style:style>
    <style:style style:name="Tableau41.B1" style:family="table-cell">
      <style:table-cell-properties fo:padding="0cm" fo:border="none"/>
    </style:style>
    <style:style style:name="Tableau42" style:family="table">
      <style:table-properties style:width="17cm" table:align="margins" style:writing-mode="lr-tb"/>
    </style:style>
    <style:style style:name="Tableau42.A" style:family="table-column">
      <style:table-column-properties style:column-width="4.02cm" style:rel-column-width="15499*"/>
    </style:style>
    <style:style style:name="Tableau42.B" style:family="table-column">
      <style:table-column-properties style:column-width="12.98cm" style:rel-column-width="50036*"/>
    </style:style>
    <style:style style:name="Tableau42.A1" style:family="table-cell">
      <style:table-cell-properties fo:padding="0.097cm" fo:border="none"/>
    </style:style>
    <style:style style:name="Tableau42.B1" style:family="table-cell">
      <style:table-cell-properties fo:padding="0cm" fo:border="none"/>
    </style:style>
    <style:style style:name="Tableau17" style:family="table">
      <style:table-properties style:width="17cm" fo:break-before="page" table:align="margins" style:writing-mode="lr-tb"/>
    </style:style>
    <style:style style:name="Tableau17.A" style:family="table-column">
      <style:table-column-properties style:column-width="17cm" style:rel-column-width="65535*"/>
    </style:style>
    <style:style style:name="Tableau17.A1" style:family="table-cell">
      <style:table-cell-properties fo:padding="0.097cm" fo:border-left="none" fo:border-right="none" fo:border-top="1pt solid #000000" fo:border-bottom="none"/>
    </style:style>
    <style:style style:name="Tableau18" style:family="table">
      <style:table-properties style:width="17cm" table:align="margins" style:writing-mode="lr-tb"/>
    </style:style>
    <style:style style:name="Tableau18.A" style:family="table-column">
      <style:table-column-properties style:column-width="4.02cm" style:rel-column-width="15499*"/>
    </style:style>
    <style:style style:name="Tableau18.B" style:family="table-column">
      <style:table-column-properties style:column-width="12.98cm" style:rel-column-width="50036*"/>
    </style:style>
    <style:style style:name="Tableau18.A1" style:family="table-cell">
      <style:table-cell-properties fo:padding="0.097cm" fo:border="none"/>
    </style:style>
    <style:style style:name="Tableau18.B1" style:family="table-cell">
      <style:table-cell-properties fo:padding="0cm" fo:border="none"/>
    </style:style>
    <style:style style:name="TablePage" style:family="table">
      <style:table-properties style:width="17cm" fo:margin-left="0cm" fo:margin-right="0cm" table:align="margins" style:writing-mode="lr-tb"/>
    </style:style>
    <style:style style:name="TablePage.A" style:family="table-column">
      <style:table-column-properties style:column-width="2.194cm" style:rel-column-width="8462*"/>
    </style:style>
    <style:style style:name="TablePage.B" style:family="table-column">
      <style:table-column-properties style:column-width="1.335cm" style:rel-column-width="5149*"/>
    </style:style>
    <style:style style:name="TablePage.C" style:family="table-column">
      <style:table-column-properties style:column-width="1.54cm" style:rel-column-width="5934*"/>
    </style:style>
    <style:style style:name="TablePage.D" style:family="table-column">
      <style:table-column-properties style:column-width="1.54cm" style:rel-column-width="5933*"/>
    </style:style>
    <style:style style:name="TablePage.I" style:family="table-column">
      <style:table-column-properties style:column-width="1.54cm" style:rel-column-width="5937*"/>
    </style:style>
    <style:style style:name="TablePage.J" style:family="table-column">
      <style:table-column-properties style:column-width="2.693cm" style:rel-column-width="10386*"/>
    </style:style>
    <style:style style:name="TablePage.1" style:family="table-row">
      <style:table-row-properties fo:keep-together="auto"/>
    </style:style>
    <style:style style:name="TablePage.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Page.C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Page.A2"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Page.J2"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Page.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3"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3"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4"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4"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4" style:family="table-cell" style:data-style-name="N0">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5"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5"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5"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5"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5" style:family="table-cell" style:data-style-name="N0">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6"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6"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6"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6"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6" style:family="table-cell" style:data-style-name="N0">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7"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7"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7"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7" style:family="table-cell" style:data-style-name="N0">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Page.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Page.C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D8"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E8"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F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G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H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I8" style:family="table-cell" style:data-style-name="N0">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Page.J8" style:family="table-cell" style:data-style-name="N0">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13" style:family="table">
      <style:table-properties style:width="17cm" table:align="margins" style:writing-mode="lr-tb"/>
    </style:style>
    <style:style style:name="Tableau13.A" style:family="table-column">
      <style:table-column-properties style:column-width="17cm" style:rel-column-width="65535*"/>
    </style:style>
    <style:style style:name="Tableau13.A1" style:family="table-cell">
      <style:table-cell-properties fo:padding="0.097cm" fo:border-left="none" fo:border-right="none" fo:border-top="1pt solid #000000" fo:border-bottom="none"/>
    </style:style>
    <style:style style:name="Tableau14" style:family="table">
      <style:table-properties style:width="17cm" table:align="margins" style:writing-mode="lr-tb"/>
    </style:style>
    <style:style style:name="Tableau14.A" style:family="table-column">
      <style:table-column-properties style:column-width="4.02cm" style:rel-column-width="15499*"/>
    </style:style>
    <style:style style:name="Tableau14.B" style:family="table-column">
      <style:table-column-properties style:column-width="12.98cm" style:rel-column-width="50036*"/>
    </style:style>
    <style:style style:name="Tableau14.A1" style:family="table-cell">
      <style:table-cell-properties fo:padding="0.097cm" fo:border="none"/>
    </style:style>
    <style:style style:name="Tableau14.B1" style:family="table-cell">
      <style:table-cell-properties fo:padding="0cm" fo:border="none"/>
    </style:style>
    <style:style style:name="Tableau21" style:family="table">
      <style:table-properties style:width="17cm" table:align="margins" style:writing-mode="lr-tb"/>
    </style:style>
    <style:style style:name="Tableau21.A" style:family="table-column">
      <style:table-column-properties style:column-width="4.02cm" style:rel-column-width="15499*"/>
    </style:style>
    <style:style style:name="Tableau21.B" style:family="table-column">
      <style:table-column-properties style:column-width="12.98cm" style:rel-column-width="50036*"/>
    </style:style>
    <style:style style:name="Tableau21.A1" style:family="table-cell">
      <style:table-cell-properties fo:padding="0.097cm" fo:border-left="none" fo:border-right="none" fo:border-top="1pt solid #000000" fo:border-bottom="none"/>
    </style:style>
    <style:style style:name="Tableau21.B1" style:family="table-cell">
      <style:table-cell-properties fo:padding="0cm" fo:border="none"/>
    </style:style>
    <style:style style:name="Tableau22" style:family="table">
      <style:table-properties style:width="17cm" table:align="margins" style:writing-mode="lr-tb"/>
    </style:style>
    <style:style style:name="Tableau22.A" style:family="table-column">
      <style:table-column-properties style:column-width="4.02cm" style:rel-column-width="15499*"/>
    </style:style>
    <style:style style:name="Tableau22.B" style:family="table-column">
      <style:table-column-properties style:column-width="12.98cm" style:rel-column-width="50036*"/>
    </style:style>
    <style:style style:name="Tableau22.A1" style:family="table-cell">
      <style:table-cell-properties fo:padding="0.097cm" fo:border="none"/>
    </style:style>
    <style:style style:name="Tableau22.B1" style:family="table-cell">
      <style:table-cell-properties fo:padding="0cm" fo:border="none"/>
    </style:style>
    <style:style style:name="Tableau23" style:family="table">
      <style:table-properties style:width="17cm" table:align="margins" style:writing-mode="lr-tb"/>
    </style:style>
    <style:style style:name="Tableau23.A" style:family="table-column">
      <style:table-column-properties style:column-width="17cm" style:rel-column-width="65535*"/>
    </style:style>
    <style:style style:name="Tableau23.A1" style:family="table-cell">
      <style:table-cell-properties fo:padding="0.097cm" fo:border-left="none" fo:border-right="none" fo:border-top="1pt solid #000000" fo:border-bottom="none"/>
    </style:style>
    <style:style style:name="Tableau24" style:family="table">
      <style:table-properties style:width="17cm" table:align="margins" style:writing-mode="lr-tb"/>
    </style:style>
    <style:style style:name="Tableau24.A" style:family="table-column">
      <style:table-column-properties style:column-width="4.02cm" style:rel-column-width="15499*"/>
    </style:style>
    <style:style style:name="Tableau24.B" style:family="table-column">
      <style:table-column-properties style:column-width="12.98cm" style:rel-column-width="50036*"/>
    </style:style>
    <style:style style:name="Tableau24.A1" style:family="table-cell">
      <style:table-cell-properties fo:padding="0.097cm" fo:border="none"/>
    </style:style>
    <style:style style:name="Tableau24.B1" style:family="table-cell">
      <style:table-cell-properties fo:padding="0cm" fo:border="none"/>
    </style:style>
    <style:style style:name="Tableau25" style:family="table">
      <style:table-properties style:width="17cm" table:align="margins" style:writing-mode="lr-tb"/>
    </style:style>
    <style:style style:name="Tableau25.A" style:family="table-column">
      <style:table-column-properties style:column-width="17cm" style:rel-column-width="65535*"/>
    </style:style>
    <style:style style:name="Tableau25.A1" style:family="table-cell">
      <style:table-cell-properties fo:padding="0.097cm" fo:border-left="none" fo:border-right="none" fo:border-top="1pt solid #000000" fo:border-bottom="none"/>
    </style:style>
    <style:style style:name="Tableau39" style:family="table">
      <style:table-properties style:width="17cm" table:align="margins" style:writing-mode="lr-tb"/>
    </style:style>
    <style:style style:name="Tableau39.A" style:family="table-column">
      <style:table-column-properties style:column-width="4.02cm" style:rel-column-width="15499*"/>
    </style:style>
    <style:style style:name="Tableau39.B" style:family="table-column">
      <style:table-column-properties style:column-width="12.98cm" style:rel-column-width="50036*"/>
    </style:style>
    <style:style style:name="Tableau39.A1" style:family="table-cell">
      <style:table-cell-properties fo:padding="0.097cm" fo:border="none"/>
    </style:style>
    <style:style style:name="Tableau39.B1" style:family="table-cell">
      <style:table-cell-properties fo:padding="0cm" fo:border="none"/>
    </style:style>
    <style:style style:name="Tableau43" style:family="table">
      <style:table-properties style:width="17cm" table:align="margins" style:writing-mode="lr-tb"/>
    </style:style>
    <style:style style:name="Tableau43.A" style:family="table-column">
      <style:table-column-properties style:column-width="4.02cm" style:rel-column-width="15499*"/>
    </style:style>
    <style:style style:name="Tableau43.B" style:family="table-column">
      <style:table-column-properties style:column-width="12.98cm" style:rel-column-width="50036*"/>
    </style:style>
    <style:style style:name="Tableau43.A1" style:family="table-cell">
      <style:table-cell-properties fo:padding="0.097cm" fo:border="none"/>
    </style:style>
    <style:style style:name="Tableau43.B1" style:family="table-cell">
      <style:table-cell-properties fo:padding="0cm" fo:border="none"/>
    </style:style>
    <style:style style:name="Tableau27" style:family="table">
      <style:table-properties style:width="17cm" table:align="margins" style:writing-mode="lr-tb"/>
    </style:style>
    <style:style style:name="Tableau27.A" style:family="table-column">
      <style:table-column-properties style:column-width="17cm" style:rel-column-width="65535*"/>
    </style:style>
    <style:style style:name="Tableau27.A1" style:family="table-cell">
      <style:table-cell-properties fo:padding="0.097cm" fo:border-left="none" fo:border-right="none" fo:border-top="1pt solid #000000" fo:border-bottom="none"/>
    </style:style>
    <style:style style:name="Tableau28" style:family="table">
      <style:table-properties style:width="17cm" table:align="margins" style:writing-mode="lr-tb"/>
    </style:style>
    <style:style style:name="Tableau28.A" style:family="table-column">
      <style:table-column-properties style:column-width="4.02cm" style:rel-column-width="15499*"/>
    </style:style>
    <style:style style:name="Tableau28.B" style:family="table-column">
      <style:table-column-properties style:column-width="12.98cm" style:rel-column-width="50036*"/>
    </style:style>
    <style:style style:name="Tableau28.A1" style:family="table-cell">
      <style:table-cell-properties fo:padding="0.097cm" fo:border="none"/>
    </style:style>
    <style:style style:name="Tableau28.B1" style:family="table-cell">
      <style:table-cell-properties fo:padding="0cm" fo:border="none"/>
    </style:style>
    <style:style style:name="Tableau29" style:family="table">
      <style:table-properties style:width="17cm" table:align="margins" style:writing-mode="lr-tb"/>
    </style:style>
    <style:style style:name="Tableau29.A" style:family="table-column">
      <style:table-column-properties style:column-width="17cm" style:rel-column-width="65535*"/>
    </style:style>
    <style:style style:name="Tableau29.A1" style:family="table-cell">
      <style:table-cell-properties fo:padding="0.097cm" fo:border-left="none" fo:border-right="none" fo:border-top="1pt solid #000000" fo:border-bottom="none"/>
    </style:style>
    <style:style style:name="Tableau19" style:family="table">
      <style:table-properties style:width="17cm" table:align="margins" style:writing-mode="lr-tb"/>
    </style:style>
    <style:style style:name="Tableau19.A" style:family="table-column">
      <style:table-column-properties style:column-width="4.02cm" style:rel-column-width="15499*"/>
    </style:style>
    <style:style style:name="Tableau19.B" style:family="table-column">
      <style:table-column-properties style:column-width="12.98cm" style:rel-column-width="50036*"/>
    </style:style>
    <style:style style:name="Tableau19.A1" style:family="table-cell">
      <style:table-cell-properties fo:padding="0.097cm" fo:border="none"/>
    </style:style>
    <style:style style:name="Tableau19.B1" style:family="table-cell">
      <style:table-cell-properties fo:padding="0cm" fo:border="none"/>
    </style:style>
    <style:style style:name="Tableau20" style:family="table">
      <style:table-properties style:width="17cm" table:align="margins" style:writing-mode="lr-tb"/>
    </style:style>
    <style:style style:name="Tableau20.A" style:family="table-column">
      <style:table-column-properties style:column-width="4.02cm" style:rel-column-width="15499*"/>
    </style:style>
    <style:style style:name="Tableau20.B" style:family="table-column">
      <style:table-column-properties style:column-width="12.98cm" style:rel-column-width="50036*"/>
    </style:style>
    <style:style style:name="Tableau20.A1" style:family="table-cell">
      <style:table-cell-properties fo:padding="0.097cm" fo:border="none"/>
    </style:style>
    <style:style style:name="Tableau20.B1" style:family="table-cell">
      <style:table-cell-properties fo:padding="0cm" fo:border="none"/>
    </style:style>
    <style:style style:name="Tableau30" style:family="table">
      <style:table-properties style:width="17cm" table:align="margins" style:writing-mode="lr-tb"/>
    </style:style>
    <style:style style:name="Tableau30.A" style:family="table-column">
      <style:table-column-properties style:column-width="4.02cm" style:rel-column-width="15499*"/>
    </style:style>
    <style:style style:name="Tableau30.B" style:family="table-column">
      <style:table-column-properties style:column-width="12.98cm" style:rel-column-width="50036*"/>
    </style:style>
    <style:style style:name="Tableau30.A1" style:family="table-cell">
      <style:table-cell-properties fo:padding="0.097cm" fo:border="none"/>
    </style:style>
    <style:style style:name="Tableau30.B1" style:family="table-cell">
      <style:table-cell-properties fo:padding="0cm" fo:border="none"/>
    </style:style>
    <style:style style:name="Tableau31" style:family="table">
      <style:table-properties style:width="17cm" table:align="margins" style:writing-mode="lr-tb"/>
    </style:style>
    <style:style style:name="Tableau31.A" style:family="table-column">
      <style:table-column-properties style:column-width="17cm" style:rel-column-width="65535*"/>
    </style:style>
    <style:style style:name="Tableau31.A1" style:family="table-cell">
      <style:table-cell-properties fo:padding="0.097cm" fo:border-left="none" fo:border-right="none" fo:border-top="1pt solid #000000" fo:border-bottom="none"/>
    </style:style>
    <style:style style:name="Tableau32" style:family="table">
      <style:table-properties style:width="17cm" table:align="margins" style:writing-mode="lr-tb"/>
    </style:style>
    <style:style style:name="Tableau32.A" style:family="table-column">
      <style:table-column-properties style:column-width="4.02cm" style:rel-column-width="15499*"/>
    </style:style>
    <style:style style:name="Tableau32.B" style:family="table-column">
      <style:table-column-properties style:column-width="12.98cm" style:rel-column-width="50036*"/>
    </style:style>
    <style:style style:name="Tableau32.A1" style:family="table-cell">
      <style:table-cell-properties fo:padding="0.097cm" fo:border="none"/>
    </style:style>
    <style:style style:name="Tableau32.B1" style:family="table-cell">
      <style:table-cell-properties fo:padding="0cm" fo:border="none"/>
    </style:style>
    <style:style style:name="Tableau44" style:family="table">
      <style:table-properties style:width="17cm" table:align="margins" style:writing-mode="lr-tb"/>
    </style:style>
    <style:style style:name="Tableau44.A" style:family="table-column">
      <style:table-column-properties style:column-width="4.02cm" style:rel-column-width="15499*"/>
    </style:style>
    <style:style style:name="Tableau44.B" style:family="table-column">
      <style:table-column-properties style:column-width="12.98cm" style:rel-column-width="50036*"/>
    </style:style>
    <style:style style:name="Tableau44.A1" style:family="table-cell">
      <style:table-cell-properties fo:padding="0.097cm" fo:border="none"/>
    </style:style>
    <style:style style:name="Tableau44.B1" style:family="table-cell">
      <style:table-cell-properties fo:padding="0cm" fo:border="none"/>
    </style:style>
    <style:style style:name="Tableau50" style:family="table">
      <style:table-properties style:width="17cm" table:align="margins" style:writing-mode="lr-tb"/>
    </style:style>
    <style:style style:name="Tableau50.A" style:family="table-column">
      <style:table-column-properties style:column-width="4.02cm" style:rel-column-width="15499*"/>
    </style:style>
    <style:style style:name="Tableau50.B" style:family="table-column">
      <style:table-column-properties style:column-width="12.98cm" style:rel-column-width="50036*"/>
    </style:style>
    <style:style style:name="Tableau50.A1" style:family="table-cell">
      <style:table-cell-properties fo:padding="0.097cm" fo:border="none"/>
    </style:style>
    <style:style style:name="Tableau50.B1" style:family="table-cell">
      <style:table-cell-properties fo:padding="0cm" fo:border="none"/>
    </style:style>
    <style:style style:name="Tableau33" style:family="table">
      <style:table-properties style:width="17cm" table:align="margins" style:writing-mode="lr-tb"/>
    </style:style>
    <style:style style:name="Tableau33.A" style:family="table-column">
      <style:table-column-properties style:column-width="4.02cm" style:rel-column-width="15499*"/>
    </style:style>
    <style:style style:name="Tableau33.B" style:family="table-column">
      <style:table-column-properties style:column-width="12.98cm" style:rel-column-width="50036*"/>
    </style:style>
    <style:style style:name="Tableau33.A1" style:family="table-cell">
      <style:table-cell-properties fo:padding="0.097cm" fo:border="none"/>
    </style:style>
    <style:style style:name="Tableau33.B1" style:family="table-cell">
      <style:table-cell-properties fo:padding="0cm" fo:border="none"/>
    </style:style>
    <style:style style:name="Tableau46" style:family="table">
      <style:table-properties style:width="17cm" table:align="margins" style:writing-mode="lr-tb"/>
    </style:style>
    <style:style style:name="Tableau46.A" style:family="table-column">
      <style:table-column-properties style:column-width="4.02cm" style:rel-column-width="15499*"/>
    </style:style>
    <style:style style:name="Tableau46.B" style:family="table-column">
      <style:table-column-properties style:column-width="12.98cm" style:rel-column-width="50036*"/>
    </style:style>
    <style:style style:name="Tableau46.A1" style:family="table-cell">
      <style:table-cell-properties fo:padding="0.097cm" fo:border-left="none" fo:border-right="none" fo:border-top="1pt solid #000000" fo:border-bottom="none"/>
    </style:style>
    <style:style style:name="P1" style:family="paragraph" style:parent-style-name="En-tête_20_tableau">
      <style:paragraph-properties fo:text-align="center" style:justify-single-word="false"/>
      <style:text-properties style:font-name="Liberation Serif1" fo:font-size="10pt" officeooo:rsid="0035844b" officeooo:paragraph-rsid="00188633" style:font-size-asian="10pt" style:font-size-complex="10pt"/>
    </style:style>
    <style:style style:name="P2" style:family="paragraph" style:parent-style-name="En-tête_20_tableau">
      <style:paragraph-properties fo:text-align="center" style:justify-single-word="false"/>
      <style:text-properties style:font-name="Liberation Serif1" fo:font-size="10pt" officeooo:rsid="0035844b" officeooo:paragraph-rsid="003162d2" style:font-size-asian="10pt" style:font-size-complex="10pt"/>
    </style:style>
    <style:style style:name="P3" style:family="paragraph" style:parent-style-name="En-tête_20_tableau">
      <style:paragraph-properties fo:text-align="center" style:justify-single-word="false"/>
      <style:text-properties style:font-name="Liberation Serif1" fo:font-size="10pt" officeooo:rsid="0015116a" officeooo:paragraph-rsid="0015116a" style:font-size-asian="10pt" style:font-size-complex="10pt"/>
    </style:style>
    <style:style style:name="P4" style:family="paragraph" style:parent-style-name="En-tête_20_tableau">
      <style:paragraph-properties fo:text-align="center" style:justify-single-word="false"/>
      <style:text-properties style:font-name="Liberation Serif1" fo:font-size="10pt" style:font-size-asian="10pt" style:font-size-complex="10pt"/>
    </style:style>
    <style:style style:name="P5" style:family="paragraph" style:parent-style-name="En-tête_20_tableau">
      <style:paragraph-properties fo:text-align="center" style:justify-single-word="false"/>
      <style:text-properties style:font-name="Liberation Serif1" fo:font-size="10pt" officeooo:rsid="001519fe" officeooo:paragraph-rsid="001519fe" style:font-size-asian="10pt" style:font-size-complex="10pt"/>
    </style:style>
    <style:style style:name="P6" style:family="paragraph" style:parent-style-name="En-tête_20_tableau">
      <style:paragraph-properties style:snap-to-layout-grid="false"/>
      <style:text-properties officeooo:paragraph-rsid="001519fe"/>
    </style:style>
    <style:style style:name="P7" style:family="paragraph" style:parent-style-name="En-tête_20_tableau">
      <style:paragraph-properties fo:text-align="center" style:justify-single-word="false"/>
    </style:style>
    <style:style style:name="P8" style:family="paragraph" style:parent-style-name="En-tête_20_tableau">
      <style:paragraph-properties fo:text-align="center" style:justify-single-word="false"/>
      <style:text-properties fo:font-size="8pt" style:font-size-asian="8pt" style:font-size-complex="8pt"/>
    </style:style>
    <style:style style:name="P9" style:family="paragraph" style:parent-style-name="Texte_20_Fragment">
      <style:text-properties officeooo:paragraph-rsid="0016f378" fo:background-color="transparent"/>
    </style:style>
    <style:style style:name="P10" style:family="paragraph" style:parent-style-name="Texte_20_Fragment">
      <style:text-properties officeooo:rsid="0018e720" officeooo:paragraph-rsid="001b9e40" fo:background-color="transparent"/>
    </style:style>
    <style:style style:name="P11" style:family="paragraph" style:parent-style-name="Texte_20_Fragment">
      <style:text-properties officeooo:rsid="001b9e40" officeooo:paragraph-rsid="001b9e40" fo:background-color="transparent"/>
    </style:style>
    <style:style style:name="P12" style:family="paragraph" style:parent-style-name="Texte_20_Fragment">
      <style:text-properties officeooo:paragraph-rsid="00144420" fo:background-color="transparent"/>
    </style:style>
    <style:style style:name="P13" style:family="paragraph" style:parent-style-name="Texte_20_Fragment">
      <style:text-properties officeooo:rsid="0007d096" officeooo:paragraph-rsid="00134af6" fo:background-color="transparent"/>
    </style:style>
    <style:style style:name="P14" style:family="paragraph" style:parent-style-name="Texte_20_Fragment">
      <style:text-properties officeooo:rsid="0007d096" officeooo:paragraph-rsid="00144420" fo:background-color="transparent"/>
    </style:style>
    <style:style style:name="P15" style:family="paragraph" style:parent-style-name="Texte_20_Fragment">
      <style:text-properties officeooo:paragraph-rsid="003162d2" fo:background-color="transparent"/>
    </style:style>
    <style:style style:name="P16" style:family="paragraph" style:parent-style-name="Texte_20_Fragment">
      <style:text-properties officeooo:rsid="002d34e4" officeooo:paragraph-rsid="002d34e4" fo:background-color="transparent"/>
    </style:style>
    <style:style style:name="P17" style:family="paragraph" style:parent-style-name="Texte_20_Fragment">
      <style:text-properties officeooo:rsid="00225983" officeooo:paragraph-rsid="00237203" fo:background-color="transparent"/>
    </style:style>
    <style:style style:name="P18" style:family="paragraph" style:parent-style-name="Texte_20_Fragment">
      <style:text-properties officeooo:rsid="00225983" officeooo:paragraph-rsid="00225983" fo:background-color="transparent"/>
    </style:style>
    <style:style style:name="P19" style:family="paragraph" style:parent-style-name="Texte_20_Fragment">
      <style:text-properties officeooo:rsid="00225983" officeooo:paragraph-rsid="0016f378" fo:background-color="transparent"/>
    </style:style>
    <style:style style:name="P20" style:family="paragraph" style:parent-style-name="Texte_20_Fragment">
      <style:text-properties officeooo:rsid="000c4c89" officeooo:paragraph-rsid="00134af6" fo:background-color="transparent"/>
    </style:style>
    <style:style style:name="P21" style:family="paragraph" style:parent-style-name="Texte_20_Fragment">
      <style:text-properties officeooo:rsid="000d3c49" officeooo:paragraph-rsid="00134af6" fo:background-color="transparent"/>
    </style:style>
    <style:style style:name="P22" style:family="paragraph" style:parent-style-name="Texte_20_Fragment">
      <style:text-properties officeooo:rsid="000a935f" officeooo:paragraph-rsid="00144420" fo:background-color="transparent"/>
    </style:style>
    <style:style style:name="P23" style:family="paragraph" style:parent-style-name="Texte_20_Fragment">
      <style:text-properties officeooo:rsid="000a935f" officeooo:paragraph-rsid="001ef103" fo:background-color="transparent"/>
    </style:style>
    <style:style style:name="P24" style:family="paragraph" style:parent-style-name="Texte_20_Fragment">
      <style:text-properties officeooo:rsid="001542f9" officeooo:paragraph-rsid="00154c97" fo:background-color="transparent"/>
    </style:style>
    <style:style style:name="P25" style:family="paragraph" style:parent-style-name="Texte_20_Fragment">
      <style:text-properties officeooo:paragraph-rsid="001519fe" fo:background-color="transparent"/>
    </style:style>
    <style:style style:name="P26" style:family="paragraph" style:parent-style-name="Texte_20_Fragment">
      <style:text-properties officeooo:paragraph-rsid="00154c97" fo:background-color="transparent"/>
    </style:style>
    <style:style style:name="P27" style:family="paragraph" style:parent-style-name="Texte_20_Fragment">
      <style:text-properties officeooo:rsid="00154c97" officeooo:paragraph-rsid="00154c97" fo:background-color="transparent"/>
    </style:style>
    <style:style style:name="P28" style:family="paragraph" style:parent-style-name="Texte_20_Fragment">
      <style:text-properties officeooo:rsid="0019f93c" officeooo:paragraph-rsid="001bac73" fo:background-color="transparent"/>
    </style:style>
    <style:style style:name="P29" style:family="paragraph" style:parent-style-name="Texte_20_Fragment">
      <style:text-properties officeooo:rsid="001bac73" officeooo:paragraph-rsid="001bac73" fo:background-color="transparent"/>
    </style:style>
    <style:style style:name="P30" style:family="paragraph" style:parent-style-name="Texte_20_Fragment">
      <style:text-properties officeooo:rsid="00144420" officeooo:paragraph-rsid="00144420" fo:background-color="transparent"/>
    </style:style>
    <style:style style:name="P31" style:family="paragraph" style:parent-style-name="Texte_20_Fragment">
      <style:text-properties officeooo:rsid="0015116a" officeooo:paragraph-rsid="00154c97" fo:background-color="transparent"/>
    </style:style>
    <style:style style:name="P32" style:family="paragraph" style:parent-style-name="Texte_20_Fragment">
      <style:text-properties officeooo:rsid="001519fe" officeooo:paragraph-rsid="00154c97" fo:background-color="transparent"/>
    </style:style>
    <style:style style:name="P33" style:family="paragraph" style:parent-style-name="Texte_20_Fragment">
      <style:text-properties officeooo:rsid="001c7084" officeooo:paragraph-rsid="001c7084" fo:background-color="transparent"/>
    </style:style>
    <style:style style:name="P34" style:family="paragraph" style:parent-style-name="Texte_20_Fragment">
      <style:text-properties officeooo:rsid="001c7084" officeooo:paragraph-rsid="001df78f" fo:background-color="transparent"/>
    </style:style>
    <style:style style:name="P35" style:family="paragraph" style:parent-style-name="Texte_20_Fragment">
      <style:text-properties officeooo:rsid="000f7618" officeooo:paragraph-rsid="0026c097" fo:background-color="transparent"/>
    </style:style>
    <style:style style:name="P36" style:family="paragraph" style:parent-style-name="Texte_20_Fragment">
      <style:text-properties officeooo:rsid="00134af6" officeooo:paragraph-rsid="00134af6" fo:background-color="transparent"/>
    </style:style>
    <style:style style:name="P37" style:family="paragraph" style:parent-style-name="Texte_20_Fragment">
      <style:text-properties officeooo:rsid="00181f1d" officeooo:paragraph-rsid="00181f1d"/>
    </style:style>
    <style:style style:name="P38" style:family="paragraph" style:parent-style-name="Texte_20_Fragment">
      <style:text-properties style:font-name="Liberation Serif" fo:font-size="11pt" style:text-underline-style="none" officeooo:rsid="001ef103" officeooo:paragraph-rsid="001ef103" fo:background-color="transparent" style:font-size-asian="10pt"/>
    </style:style>
    <style:style style:name="P39" style:family="paragraph" style:parent-style-name="Texte_20_Fragment">
      <style:text-properties officeooo:rsid="0022506e" officeooo:paragraph-rsid="0022506e"/>
    </style:style>
    <style:style style:name="P40" style:family="paragraph" style:parent-style-name="Texte_20_Fragment">
      <style:text-properties officeooo:paragraph-rsid="00134af6"/>
    </style:style>
    <style:style style:name="P41" style:family="paragraph" style:parent-style-name="Texte_20_Fragment">
      <style:text-properties officeooo:rsid="00134af6" officeooo:paragraph-rsid="00134af6"/>
    </style:style>
    <style:style style:name="P42" style:family="paragraph" style:parent-style-name="Texte_20_Fragment">
      <style:text-properties officeooo:rsid="00144420" officeooo:paragraph-rsid="00144420"/>
    </style:style>
    <style:style style:name="P43" style:family="paragraph" style:parent-style-name="Texte_20_Fragment">
      <style:text-properties style:text-underline-style="solid" style:text-underline-width="auto" style:text-underline-color="font-color" officeooo:paragraph-rsid="00144420" fo:background-color="transparent"/>
    </style:style>
    <style:style style:name="P44" style:family="paragraph" style:parent-style-name="Texte_20_Fragment">
      <style:text-properties style:text-underline-style="solid" style:text-underline-width="auto" style:text-underline-color="font-color" officeooo:rsid="000c9a13" officeooo:paragraph-rsid="00144420" fo:background-color="transparent"/>
    </style:style>
    <style:style style:name="P45" style:family="paragraph" style:parent-style-name="Texte_20_Fragment">
      <style:text-properties style:text-underline-style="solid" style:text-underline-width="auto" style:text-underline-color="font-color" officeooo:rsid="001c7084" officeooo:paragraph-rsid="001c7084" fo:background-color="transparent"/>
    </style:style>
    <style:style style:name="P46" style:family="paragraph" style:parent-style-name="Texte_20_Fragment">
      <style:text-properties style:font-name="Times New Roman" fo:font-size="11pt" officeooo:rsid="000a935f" officeooo:paragraph-rsid="00144420" fo:background-color="transparent" style:font-size-asian="11pt" style:font-size-complex="11pt"/>
    </style:style>
    <style:style style:name="P47" style:family="paragraph" style:parent-style-name="Texte_20_Fragment">
      <style:text-properties style:font-name="Times New Roman" fo:font-size="11pt" officeooo:paragraph-rsid="00144420" fo:background-color="transparent" style:font-size-asian="11pt" style:font-size-complex="11pt"/>
    </style:style>
    <style:style style:name="P48" style:family="paragraph" style:parent-style-name="Texte_20_Fragment">
      <style:text-properties style:text-underline-style="none" officeooo:rsid="000c9a13" officeooo:paragraph-rsid="00144420" fo:background-color="transparent"/>
    </style:style>
    <style:style style:name="P49" style:family="paragraph" style:parent-style-name="Texte_20_Fragment">
      <style:text-properties officeooo:rsid="001519fe" officeooo:paragraph-rsid="001519fe"/>
    </style:style>
    <style:style style:name="P50" style:family="paragraph" style:parent-style-name="Texte_20_Fragment">
      <style:text-properties officeooo:rsid="00154c97" officeooo:paragraph-rsid="00154c97"/>
    </style:style>
    <style:style style:name="P51" style:family="paragraph" style:parent-style-name="Texte_20_Fragment">
      <style:text-properties officeooo:paragraph-rsid="0016f378"/>
    </style:style>
    <style:style style:name="P52" style:family="paragraph" style:parent-style-name="Texte_20_Fragment">
      <style:text-properties fo:color="#000000" officeooo:paragraph-rsid="00134af6"/>
    </style:style>
    <style:style style:name="P53" style:family="paragraph" style:parent-style-name="Texte_20_Fragment">
      <style:text-properties fo:color="#000000" officeooo:rsid="0018e720" officeooo:paragraph-rsid="00134af6"/>
    </style:style>
    <style:style style:name="P54" style:family="paragraph" style:parent-style-name="Texte_20_Fragment">
      <style:text-properties officeooo:paragraph-rsid="001bac73"/>
    </style:style>
    <style:style style:name="P55" style:family="paragraph" style:parent-style-name="Texte_20_Fragment">
      <style:text-properties officeooo:rsid="003162d2" officeooo:paragraph-rsid="003162d2"/>
    </style:style>
    <style:style style:name="P56" style:family="paragraph" style:parent-style-name="Texte_20_Fragment">
      <style:text-properties officeooo:rsid="003243b5" officeooo:paragraph-rsid="003243b5"/>
    </style:style>
    <style:style style:name="P57" style:family="paragraph" style:parent-style-name="Texte_20_Fragment">
      <style:paragraph-properties fo:margin-left="0cm" fo:margin-right="0cm" fo:text-indent="0cm" style:auto-text-indent="false"/>
      <style:text-properties officeooo:paragraph-rsid="00134af6"/>
    </style:style>
    <style:style style:name="P58" style:family="paragraph" style:parent-style-name="En-tête_20_tableau">
      <style:paragraph-properties fo:margin-left="0cm" fo:margin-right="0cm" fo:text-align="center" style:justify-single-word="false" fo:text-indent="0cm" style:auto-text-indent="false"/>
    </style:style>
    <style:style style:name="P59" style:family="paragraph" style:parent-style-name="Texte_20_tableau">
      <style:text-properties fo:font-size="9pt" fo:background-color="transparent" style:font-size-asian="9pt" style:font-size-complex="9pt"/>
    </style:style>
    <style:style style:name="P60" style:family="paragraph" style:parent-style-name="Texte_20_tableau">
      <style:text-properties fo:font-size="9pt" officeooo:rsid="00327517" officeooo:paragraph-rsid="00327517" fo:background-color="transparent" style:font-size-asian="9pt" style:font-size-complex="9pt"/>
    </style:style>
    <style:style style:name="P61" style:family="paragraph" style:parent-style-name="Texte_20_tableau">
      <style:text-properties fo:font-size="9pt" officeooo:rsid="001542f9" officeooo:paragraph-rsid="001542f9" fo:background-color="transparent" style:font-size-asian="9pt" style:font-size-complex="9pt"/>
    </style:style>
    <style:style style:name="P62" style:family="paragraph" style:parent-style-name="Texte_20_tableau">
      <style:text-properties fo:font-size="9pt" officeooo:rsid="0007d096" officeooo:paragraph-rsid="003858fd" fo:background-color="transparent" style:font-size-asian="9pt" style:font-size-complex="9pt"/>
    </style:style>
    <style:style style:name="P63" style:family="paragraph" style:parent-style-name="Texte_20_tableau">
      <style:paragraph-properties fo:text-align="center" style:justify-single-word="false"/>
      <style:text-properties fo:font-size="9pt" officeooo:rsid="0007d096" officeooo:paragraph-rsid="0007d096" fo:background-color="transparent" style:font-size-asian="9pt" style:font-size-complex="9pt"/>
    </style:style>
    <style:style style:name="P64" style:family="paragraph" style:parent-style-name="Texte_20_tableau">
      <style:paragraph-properties fo:text-align="center" style:justify-single-word="false"/>
      <style:text-properties fo:font-size="9pt" officeooo:rsid="000c4c89" officeooo:paragraph-rsid="000c4c89" fo:background-color="transparent" style:font-size-asian="9pt" style:font-size-complex="9pt"/>
    </style:style>
    <style:style style:name="P65" style:family="paragraph" style:parent-style-name="Texte_20_tableau">
      <style:text-properties fo:font-size="9pt" officeooo:rsid="000c4c89" officeooo:paragraph-rsid="000c4c89" fo:background-color="transparent" style:font-size-asian="9pt" style:font-size-complex="9pt"/>
    </style:style>
    <style:style style:name="P66" style:family="paragraph" style:parent-style-name="Texte_20_tableau">
      <style:text-properties fo:font-size="9pt" officeooo:rsid="000c4c89" officeooo:paragraph-rsid="003858fd" fo:background-color="transparent" style:font-size-asian="9pt" style:font-size-complex="9pt"/>
    </style:style>
    <style:style style:name="P67" style:family="paragraph" style:parent-style-name="Texte_20_tableau">
      <style:paragraph-properties fo:text-align="center" style:justify-single-word="false"/>
      <style:text-properties fo:font-size="9pt" fo:background-color="transparent" style:font-size-asian="9pt" style:font-size-complex="9pt"/>
    </style:style>
    <style:style style:name="P68" style:family="paragraph" style:parent-style-name="Texte_20_tableau">
      <style:paragraph-properties fo:text-align="center" style:justify-single-word="false"/>
      <style:text-properties fo:font-size="9pt" officeooo:paragraph-rsid="0007d096" fo:background-color="transparent" style:font-size-asian="9pt" style:font-size-complex="9pt"/>
    </style:style>
    <style:style style:name="P69" style:family="paragraph" style:parent-style-name="Texte_20_tableau">
      <style:text-properties fo:font-size="9pt" officeooo:rsid="00328a8e" officeooo:paragraph-rsid="00328a8e" fo:background-color="transparent" style:font-size-asian="9pt" style:font-size-complex="9pt"/>
    </style:style>
    <style:style style:name="P70" style:family="paragraph" style:parent-style-name="Texte_20_tableau">
      <style:text-properties fo:font-size="9pt" officeooo:rsid="00328a8e" officeooo:paragraph-rsid="004ac756" fo:background-color="transparent" style:font-size-asian="9pt" style:font-size-complex="9pt"/>
    </style:style>
    <style:style style:name="P71" style:family="paragraph" style:parent-style-name="Texte_20_tableau">
      <style:text-properties fo:font-size="9pt" officeooo:rsid="00383cfb" officeooo:paragraph-rsid="00383cfb" fo:background-color="transparent" style:font-size-asian="9pt" style:font-size-complex="9pt"/>
    </style:style>
    <style:style style:name="P72" style:family="paragraph" style:parent-style-name="Texte_20_tableau">
      <style:text-properties fo:font-size="9pt" officeooo:rsid="00402218" officeooo:paragraph-rsid="00402218" fo:background-color="transparent" style:font-size-asian="9pt" style:font-size-complex="9pt"/>
    </style:style>
    <style:style style:name="P73" style:family="paragraph" style:parent-style-name="Texte_20_tableau">
      <style:text-properties fo:font-size="9pt" officeooo:rsid="0040280d" officeooo:paragraph-rsid="0040280d" fo:background-color="transparent" style:font-size-asian="9pt" style:font-size-complex="9pt"/>
    </style:style>
    <style:style style:name="P74" style:family="paragraph" style:parent-style-name="Texte_20_tableau">
      <style:text-properties fo:font-size="9pt" officeooo:rsid="0040850c" officeooo:paragraph-rsid="0040850c" fo:background-color="transparent" style:font-size-asian="9pt" style:font-size-complex="9pt"/>
    </style:style>
    <style:style style:name="P75" style:family="paragraph" style:parent-style-name="Texte_20_tableau">
      <style:text-properties fo:font-size="9pt" officeooo:rsid="004280d5" officeooo:paragraph-rsid="004280d5" fo:background-color="transparent" style:font-size-asian="9pt" style:font-size-complex="9pt"/>
    </style:style>
    <style:style style:name="P76" style:family="paragraph" style:parent-style-name="Texte_20_tableau">
      <style:text-properties fo:font-size="9pt" style:font-size-asian="9pt" style:font-size-complex="9pt"/>
    </style:style>
    <style:style style:name="P77" style:family="paragraph" style:parent-style-name="Texte_20_tableau">
      <style:text-properties fo:font-size="9pt" officeooo:rsid="00328a8e" officeooo:paragraph-rsid="00328a8e" style:font-size-asian="9pt" style:font-size-complex="9pt"/>
    </style:style>
    <style:style style:name="P78" style:family="paragraph" style:parent-style-name="Texte_20_tableau">
      <style:text-properties fo:font-size="9pt" officeooo:rsid="004280d5" officeooo:paragraph-rsid="004280d5" style:font-size-asian="9pt" style:font-size-complex="9pt"/>
    </style:style>
    <style:style style:name="P79" style:family="paragraph" style:parent-style-name="Texte_20_tableau">
      <style:text-properties fo:font-size="9pt" officeooo:rsid="00402218" officeooo:paragraph-rsid="003aac4e" fo:background-color="#ffffff" style:font-size-asian="9pt" style:font-size-complex="9pt"/>
    </style:style>
    <style:style style:name="P80" style:family="paragraph" style:parent-style-name="Texte_20_tableau">
      <style:paragraph-properties fo:text-align="center" style:justify-single-word="false"/>
      <style:text-properties fo:font-size="10pt" officeooo:rsid="00188633" officeooo:paragraph-rsid="00188633" fo:background-color="transparent" style:font-size-asian="10pt" style:font-size-complex="10pt"/>
    </style:style>
    <style:style style:name="P81" style:family="paragraph" style:parent-style-name="Texte_20_tableau">
      <style:paragraph-properties fo:text-align="center" style:justify-single-word="false"/>
      <style:text-properties fo:font-size="10pt" officeooo:rsid="0015116a" officeooo:paragraph-rsid="0015116a" fo:background-color="transparent" style:font-size-asian="10pt" style:font-size-complex="10pt"/>
    </style:style>
    <style:style style:name="P82" style:family="paragraph" style:parent-style-name="Texte_20_tableau">
      <style:paragraph-properties fo:text-align="center" style:justify-single-word="false"/>
      <style:text-properties fo:font-size="10pt" officeooo:rsid="0015116a" officeooo:paragraph-rsid="0045e2d8" fo:background-color="transparent" style:font-size-asian="10pt" style:font-size-complex="10pt"/>
    </style:style>
    <style:style style:name="P83" style:family="paragraph" style:parent-style-name="Texte_20_tableau">
      <style:paragraph-properties fo:text-align="center" style:justify-single-word="false"/>
      <style:text-properties fo:font-size="10pt" fo:background-color="transparent" style:font-size-asian="10pt" style:font-size-complex="10pt"/>
    </style:style>
    <style:style style:name="P84" style:family="paragraph" style:parent-style-name="Texte_20_tableau">
      <style:paragraph-properties fo:text-align="center" style:justify-single-word="false"/>
      <style:text-properties fo:font-size="10pt" officeooo:rsid="000a935f" officeooo:paragraph-rsid="000a935f" fo:background-color="transparent" style:font-size-asian="10pt" style:font-size-complex="10pt"/>
    </style:style>
    <style:style style:name="P85" style:family="paragraph" style:parent-style-name="Texte_20_tableau">
      <style:paragraph-properties fo:text-align="center" style:justify-single-word="false"/>
      <style:text-properties fo:font-size="10pt" officeooo:rsid="000c9a13" officeooo:paragraph-rsid="000c9a13" fo:background-color="transparent" style:font-size-asian="10pt" style:font-size-complex="10pt"/>
    </style:style>
    <style:style style:name="P86" style:family="paragraph" style:parent-style-name="Texte_20_tableau">
      <style:paragraph-properties fo:text-align="center" style:justify-single-word="false"/>
      <style:text-properties fo:font-size="10pt" officeooo:rsid="0045e2d8" officeooo:paragraph-rsid="0045e2d8" fo:background-color="transparent" style:font-size-asian="10pt" style:font-size-complex="10pt"/>
    </style:style>
    <style:style style:name="P87" style:family="paragraph" style:parent-style-name="Texte_20_tableau">
      <style:paragraph-properties fo:text-align="center" style:justify-single-word="false"/>
      <style:text-properties fo:font-size="10pt" officeooo:rsid="0015116a" officeooo:paragraph-rsid="0015116a" style:font-size-asian="10pt" style:font-size-complex="10pt"/>
    </style:style>
    <style:style style:name="P88" style:family="paragraph" style:parent-style-name="Texte_20_tableau">
      <style:paragraph-properties fo:text-align="center" style:justify-single-word="false"/>
      <style:text-properties fo:font-size="10pt" style:font-size-asian="10pt" style:font-size-complex="10pt"/>
    </style:style>
    <style:style style:name="P89" style:family="paragraph" style:parent-style-name="Texte_20_tableau">
      <style:text-properties style:text-line-through-style="solid" style:text-line-through-type="single" fo:font-size="9pt" officeooo:rsid="000c4c89" officeooo:paragraph-rsid="000c4c89" fo:background-color="transparent" style:font-size-asian="9pt" style:font-size-complex="9pt"/>
    </style:style>
    <style:style style:name="P90" style:family="paragraph" style:parent-style-name="Texte_20_tableau">
      <style:text-properties style:text-line-through-style="solid" style:text-line-through-type="single" fo:font-size="9pt" officeooo:rsid="0040280d" fo:background-color="transparent" style:font-size-asian="9pt" style:font-size-complex="9pt"/>
    </style:style>
    <style:style style:name="P91" style:family="paragraph" style:parent-style-name="Texte_20_tableau">
      <style:text-properties style:text-line-through-style="none" style:text-line-through-type="none" fo:font-size="9pt" officeooo:rsid="00383cfb" officeooo:paragraph-rsid="000c4c89" fo:background-color="transparent" style:font-size-asian="9pt" style:font-size-complex="9pt"/>
    </style:style>
    <style:style style:name="P92" style:family="paragraph" style:parent-style-name="Standard">
      <style:text-properties officeooo:paragraph-rsid="00134af6"/>
    </style:style>
    <style:style style:name="P93" style:family="paragraph" style:parent-style-name="Standard">
      <style:text-properties officeooo:paragraph-rsid="00144420"/>
    </style:style>
    <style:style style:name="P94" style:family="paragraph" style:parent-style-name="Standard">
      <style:text-properties officeooo:paragraph-rsid="001519fe"/>
    </style:style>
    <style:style style:name="P95" style:family="paragraph" style:parent-style-name="Standard">
      <style:text-properties officeooo:paragraph-rsid="0016f378"/>
    </style:style>
    <style:style style:name="P96" style:family="paragraph" style:parent-style-name="Standard">
      <style:text-properties officeooo:paragraph-rsid="001bac73"/>
    </style:style>
    <style:style style:name="P97" style:family="paragraph" style:parent-style-name="Standard">
      <style:text-properties officeooo:paragraph-rsid="003162d2"/>
    </style:style>
    <style:style style:name="P98" style:family="paragraph" style:parent-style-name="Standard">
      <style:text-properties officeooo:rsid="00328a8e" officeooo:paragraph-rsid="003858fd" fo:background-color="#ccff00"/>
    </style:style>
    <style:style style:name="P99" style:family="paragraph" style:parent-style-name="Standard">
      <style:text-properties officeooo:rsid="003858fd" officeooo:paragraph-rsid="003858fd" fo:background-color="#ccff00"/>
    </style:style>
    <style:style style:name="P100" style:family="paragraph" style:parent-style-name="Texte_20_tableau">
      <style:paragraph-properties fo:margin-left="0cm" fo:margin-right="0.131cm" fo:text-align="center" style:justify-single-word="false" fo:text-indent="0cm" style:auto-text-indent="false"/>
      <style:text-properties fo:font-size="10pt" officeooo:rsid="00188633" officeooo:paragraph-rsid="00188633" fo:background-color="transparent" style:font-size-asian="10pt" style:font-size-complex="10pt"/>
    </style:style>
    <style:style style:name="P101" style:family="paragraph" style:parent-style-name="Texte_20_tableau">
      <style:paragraph-properties fo:margin-left="0cm" fo:margin-right="0.131cm" fo:text-align="center" style:justify-single-word="false" fo:text-indent="0cm" style:auto-text-indent="false"/>
      <style:text-properties fo:font-size="10pt" officeooo:rsid="000c9a13" officeooo:paragraph-rsid="000c9a13" fo:background-color="transparent" style:font-size-asian="10pt" style:font-size-complex="10pt"/>
    </style:style>
    <style:style style:name="P102" style:family="paragraph" style:parent-style-name="Texte_20_tableau">
      <style:paragraph-properties fo:margin-left="0cm" fo:margin-right="0.131cm" fo:text-align="center" style:justify-single-word="false" fo:text-indent="0cm" style:auto-text-indent="false"/>
      <style:text-properties fo:font-size="10pt" officeooo:rsid="0045e2d8" officeooo:paragraph-rsid="0045e2d8" fo:background-color="transparent" style:font-size-asian="10pt" style:font-size-complex="10pt"/>
    </style:style>
    <style:style style:name="P103" style:family="paragraph" style:parent-style-name="Heading_20_3">
      <style:text-properties officeooo:rsid="00134af6" officeooo:paragraph-rsid="00134af6"/>
    </style:style>
    <style:style style:name="P104" style:family="paragraph" style:parent-style-name="Heading_20_3">
      <style:text-properties officeooo:rsid="00134af6" officeooo:paragraph-rsid="00144420"/>
    </style:style>
    <style:style style:name="P105" style:family="paragraph" style:parent-style-name="Heading_20_3">
      <style:text-properties officeooo:rsid="00134af6" officeooo:paragraph-rsid="001519fe"/>
    </style:style>
    <style:style style:name="P106" style:family="paragraph" style:parent-style-name="Heading_20_3">
      <style:text-properties officeooo:rsid="0016f378" officeooo:paragraph-rsid="0016f378"/>
    </style:style>
    <style:style style:name="P107" style:family="paragraph" style:parent-style-name="Heading_20_4">
      <style:text-properties officeooo:rsid="00134af6" officeooo:paragraph-rsid="00134af6"/>
    </style:style>
    <style:style style:name="P108" style:family="paragraph" style:parent-style-name="Heading_20_4">
      <style:text-properties officeooo:rsid="00144420" officeooo:paragraph-rsid="00144420"/>
    </style:style>
    <style:style style:name="P109" style:family="paragraph" style:parent-style-name="Heading_20_4">
      <style:text-properties officeooo:rsid="00144420" officeooo:paragraph-rsid="001bac73"/>
    </style:style>
    <style:style style:name="P110" style:family="paragraph" style:parent-style-name="Heading_20_4">
      <style:text-properties officeooo:rsid="001519fe" officeooo:paragraph-rsid="001519fe"/>
    </style:style>
    <style:style style:name="P111" style:family="paragraph" style:parent-style-name="Heading_20_4">
      <style:text-properties officeooo:rsid="0016f378" officeooo:paragraph-rsid="0016f378"/>
    </style:style>
    <style:style style:name="P112" style:family="paragraph" style:parent-style-name="Heading_20_4">
      <style:text-properties officeooo:rsid="00181f1d" officeooo:paragraph-rsid="00181f1d"/>
    </style:style>
    <style:style style:name="P113" style:family="paragraph" style:parent-style-name="Heading_20_4">
      <style:text-properties officeooo:rsid="00154c97" officeooo:paragraph-rsid="00154c97"/>
    </style:style>
    <style:style style:name="P114" style:family="paragraph" style:parent-style-name="Heading_20_4">
      <style:text-properties officeooo:rsid="0022506e" officeooo:paragraph-rsid="0022506e"/>
    </style:style>
    <style:style style:name="P115" style:family="paragraph" style:parent-style-name="Heading_20_4">
      <style:text-properties officeooo:paragraph-rsid="003162d2"/>
    </style:style>
    <style:style style:name="P116" style:family="paragraph" style:parent-style-name="Separateur">
      <style:text-properties officeooo:paragraph-rsid="00134af6"/>
    </style:style>
    <style:style style:name="P117" style:family="paragraph" style:parent-style-name="Separateur">
      <style:text-properties officeooo:paragraph-rsid="003162d2"/>
    </style:style>
    <style:style style:name="P118" style:family="paragraph" style:parent-style-name="Heading_20_2">
      <style:text-properties officeooo:rsid="00134af6" officeooo:paragraph-rsid="00134af6"/>
    </style:style>
    <style:style style:name="P119" style:family="paragraph" style:parent-style-name="Liste_20_Niveau1_20_MRS" style:list-style-name="L1">
      <style:paragraph-properties>
        <style:tab-stops>
          <style:tab-stop style:position="9.313cm"/>
        </style:tab-stops>
      </style:paragraph-properties>
      <style:text-properties officeooo:rsid="0022506e" officeooo:paragraph-rsid="0022506e"/>
    </style:style>
    <style:style style:name="P120" style:family="paragraph" style:parent-style-name="Liste_20_Niveau1_20_MRS" style:list-style-name="L1">
      <style:paragraph-properties>
        <style:tab-stops>
          <style:tab-stop style:position="9.313cm"/>
        </style:tab-stops>
      </style:paragraph-properties>
      <style:text-properties officeooo:rsid="000a5f0f" officeooo:paragraph-rsid="00134af6"/>
    </style:style>
    <style:style style:name="P121" style:family="paragraph" style:parent-style-name="Liste_20_Niveau1_20_MRS">
      <style:text-properties officeooo:rsid="000d3c49" officeooo:paragraph-rsid="00134af6" fo:background-color="transparent"/>
    </style:style>
    <style:style style:name="P122" style:family="paragraph" style:parent-style-name="Liste_20_Niveau1_20_MRS">
      <style:text-properties officeooo:rsid="00188633" officeooo:paragraph-rsid="00134af6" fo:background-color="transparent"/>
    </style:style>
    <style:style style:name="P123" style:family="paragraph" style:parent-style-name="Liste_20_Niveau1_20_MRS">
      <style:text-properties officeooo:rsid="001df78f" officeooo:paragraph-rsid="001df78f" fo:background-color="transparent"/>
    </style:style>
    <style:style style:name="P124" style:family="paragraph" style:parent-style-name="Liste_20_Niveau1_20_MRS">
      <style:text-properties officeooo:rsid="000c4c89" officeooo:paragraph-rsid="001ef103" fo:background-color="transparent"/>
    </style:style>
    <style:style style:name="P125" style:family="paragraph" style:parent-style-name="Liste_20_Niveau1_20_MRS" style:list-style-name="List_20_1">
      <style:text-properties officeooo:paragraph-rsid="00154c97" fo:background-color="transparent"/>
    </style:style>
    <style:style style:name="P126" style:family="paragraph" style:parent-style-name="Liste_20_Niveau1_20_MRS" style:list-style-name="List_20_1">
      <style:text-properties officeooo:rsid="000a5f0f" officeooo:paragraph-rsid="00154c97" fo:background-color="transparent"/>
    </style:style>
    <style:style style:name="P127" style:family="paragraph" style:parent-style-name="Liste_20_Niveau1_20_MRS" style:list-style-name="List_20_1">
      <style:text-properties officeooo:rsid="00205e00" officeooo:paragraph-rsid="00205e00" fo:background-color="transparent"/>
    </style:style>
    <style:style style:name="P128" style:family="paragraph" style:parent-style-name="Liste_20_Niveau1_20_MRS" style:list-style-name="List_20_1">
      <style:text-properties officeooo:rsid="001542f9" officeooo:paragraph-rsid="00205e00" fo:background-color="transparent"/>
    </style:style>
    <style:style style:name="P129" style:family="paragraph" style:parent-style-name="Liste_20_Niveau1_20_MRS" style:list-style-name="">
      <style:text-properties officeooo:rsid="001542f9" officeooo:paragraph-rsid="00154c97" fo:background-color="transparent"/>
    </style:style>
    <style:style style:name="P130" style:family="paragraph" style:parent-style-name="Liste_20_Niveau1_20_MRS" style:list-style-name="">
      <style:text-properties officeooo:rsid="0015116a" officeooo:paragraph-rsid="00154c97" fo:background-color="transparent"/>
    </style:style>
    <style:style style:name="P131" style:family="paragraph" style:parent-style-name="Liste_20_Niveau1_20_MRS">
      <style:text-properties officeooo:rsid="00134af6" officeooo:paragraph-rsid="00134af6"/>
    </style:style>
    <style:style style:name="P132" style:family="paragraph" style:parent-style-name="Liste_20_Niveau1_20_MRS" style:list-style-name="">
      <style:text-properties officeooo:rsid="00134af6" officeooo:paragraph-rsid="00134af6"/>
    </style:style>
    <style:style style:name="P133" style:family="paragraph" style:parent-style-name="Liste_20_Niveau1_20_MRS" style:list-style-name="L3"/>
    <style:style style:name="P134" style:family="paragraph" style:parent-style-name="Liste_20_Niveau1_20_MRS" style:list-style-name="L3">
      <style:text-properties officeooo:rsid="00144420" officeooo:paragraph-rsid="00144420"/>
    </style:style>
    <style:style style:name="P135" style:family="paragraph" style:parent-style-name="Liste_20_Niveau1_20_MRS" style:list-style-name="">
      <style:text-properties officeooo:rsid="00144420" officeooo:paragraph-rsid="00144420"/>
    </style:style>
    <style:style style:name="P136" style:family="paragraph" style:parent-style-name="Liste_20_Niveau1_20_MRS" style:list-style-name="">
      <style:text-properties officeooo:rsid="00205e00" officeooo:paragraph-rsid="00205e00"/>
    </style:style>
    <style:style style:name="P137" style:family="paragraph" style:parent-style-name="Liste_20_Niveau1_20_MRS" style:list-style-name="L4">
      <style:text-properties officeooo:rsid="00205e00" officeooo:paragraph-rsid="00205e00"/>
    </style:style>
    <style:style style:name="P138" style:family="paragraph" style:parent-style-name="Liste_20_Niveau1_20_MRS">
      <style:text-properties fo:font-size="11pt" fo:language="fr" fo:country="FR" officeooo:rsid="001df78f" officeooo:paragraph-rsid="001df78f" fo:background-color="transparent" style:font-size-asian="11pt" style:language-asian="fr" style:country-asian="FR" style:font-name-complex="Arial3" style:font-size-complex="11pt" style:language-complex="ar" style:country-complex="SA"/>
    </style:style>
    <style:style style:name="P139" style:family="paragraph" style:parent-style-name="Liste_20_Niveau1_20_MRS">
      <style:text-properties officeooo:rsid="001542f9" officeooo:paragraph-rsid="00154c97"/>
    </style:style>
    <style:style style:name="P140" style:family="paragraph" style:parent-style-name="Liste_20_Niveau1_20_MRS">
      <style:text-properties officeooo:rsid="001542f9" officeooo:paragraph-rsid="002d46e4"/>
    </style:style>
    <style:style style:name="P141" style:family="paragraph" style:parent-style-name="Texte_20_tableau">
      <style:text-properties style:text-line-through-style="none" style:text-line-through-type="none" fo:font-size="9pt" officeooo:rsid="00383cfb" officeooo:paragraph-rsid="00383cfb" fo:background-color="transparent" style:font-size-asian="9pt" style:font-size-complex="9pt"/>
    </style:style>
    <style:style style:name="P142" style:family="paragraph" style:parent-style-name="Texte_20_Fragment" style:list-style-name="L2">
      <style:text-properties officeooo:rsid="00134af6" officeooo:paragraph-rsid="00134af6"/>
    </style:style>
    <style:style style:name="P143" style:family="paragraph" style:parent-style-name="Texte_20_Fragment" style:list-style-name="L2">
      <style:text-properties officeooo:rsid="0018e720" officeooo:paragraph-rsid="0018e720"/>
    </style:style>
    <style:style style:name="P144" style:family="paragraph" style:parent-style-name="Texte_20_Fragment" style:list-style-name="L2">
      <style:text-properties officeooo:rsid="001b9e40" officeooo:paragraph-rsid="001b9e40"/>
    </style:style>
    <style:style style:name="P145" style:family="paragraph" style:parent-style-name="Texte_20_Fragment" style:list-style-name="L5">
      <style:text-properties officeooo:rsid="0019f93c" officeooo:paragraph-rsid="001bac73" fo:background-color="transparent"/>
    </style:style>
    <style:style style:name="T1" style:family="text">
      <style:text-properties officeooo:rsid="000a5f0f"/>
    </style:style>
    <style:style style:name="T2" style:family="text">
      <style:text-properties officeooo:rsid="000c4c89"/>
    </style:style>
    <style:style style:name="T3" style:family="text">
      <style:text-properties officeooo:rsid="001542f9"/>
    </style:style>
    <style:style style:name="T4" style:family="text">
      <style:text-properties officeooo:rsid="001bac73"/>
    </style:style>
    <style:style style:name="T5" style:family="text">
      <style:text-properties officeooo:rsid="0026c097"/>
    </style:style>
    <style:style style:name="T6" style:family="text">
      <style:text-properties officeooo:rsid="00188633"/>
    </style:style>
    <style:style style:name="T7" style:family="text">
      <style:text-properties officeooo:rsid="001ef103"/>
    </style:style>
    <style:style style:name="T8" style:family="text">
      <style:text-properties officeooo:rsid="001d1b28"/>
    </style:style>
    <style:style style:name="T9" style:family="text">
      <style:text-properties officeooo:rsid="00144420"/>
    </style:style>
    <style:style style:name="T10" style:family="text">
      <style:text-properties officeooo:rsid="00194a88"/>
    </style:style>
    <style:style style:name="T11" style:family="text">
      <style:text-properties officeooo:rsid="001519fe"/>
    </style:style>
    <style:style style:name="T12" style:family="text">
      <style:text-properties officeooo:rsid="000e55ce"/>
    </style:style>
    <style:style style:name="T13" style:family="text">
      <style:text-properties officeooo:rsid="0007d096"/>
    </style:style>
    <style:style style:name="T14" style:family="text">
      <style:text-properties officeooo:rsid="0016f378"/>
    </style:style>
    <style:style style:name="T15" style:family="text">
      <style:text-properties officeooo:rsid="000a935f"/>
    </style:style>
    <style:style style:name="T16" style:family="text">
      <style:text-properties officeooo:rsid="00181f1d"/>
    </style:style>
    <style:style style:name="T17" style:family="text">
      <style:text-properties officeooo:rsid="001b9e40"/>
    </style:style>
    <style:style style:name="T18" style:family="text">
      <style:text-properties fo:background-color="#ffffff" loext:char-shading-value="0"/>
    </style:style>
    <style:style style:name="T19" style:family="text">
      <style:text-properties officeooo:rsid="001be336"/>
    </style:style>
    <style:style style:name="T20" style:family="text">
      <style:text-properties officeooo:rsid="001c7084"/>
    </style:style>
    <style:style style:name="T21" style:family="text">
      <style:text-properties style:text-underline-style="solid" style:text-underline-width="auto" style:text-underline-color="font-color"/>
    </style:style>
    <style:style style:name="T22" style:family="text">
      <style:text-properties officeooo:rsid="00205e00"/>
    </style:style>
    <style:style style:name="T23" style:family="text">
      <style:text-properties officeooo:rsid="0022506e"/>
    </style:style>
    <style:style style:name="T24" style:family="text">
      <style:text-properties officeooo:rsid="00225983"/>
    </style:style>
    <style:style style:name="T25" style:family="text">
      <style:text-properties officeooo:rsid="00237203"/>
    </style:style>
    <style:style style:name="T26" style:family="text">
      <style:text-properties officeooo:rsid="0026ad40"/>
    </style:style>
    <style:style style:name="T27" style:family="text">
      <style:text-properties officeooo:rsid="002e371a"/>
    </style:style>
    <style:style style:name="T28" style:family="text">
      <style:text-properties style:font-name="Liberation Serif" fo:font-size="11pt"/>
    </style:style>
    <style:style style:name="T29" style:family="text">
      <style:text-properties style:font-name="Liberation Serif" fo:font-size="11pt" officeooo:rsid="0030b84c"/>
    </style:style>
    <style:style style:name="T30" style:family="text">
      <style:text-properties style:font-name="Liberation Serif" fo:font-size="11pt" officeooo:rsid="003162d2"/>
    </style:style>
    <style:style style:name="T31" style:family="text">
      <style:text-properties officeooo:rsid="0030b84c"/>
    </style:style>
    <style:style style:name="T32" style:family="text">
      <style:text-properties officeooo:rsid="00154c97"/>
    </style:style>
    <style:style style:name="T33" style:family="text">
      <style:text-properties officeooo:rsid="003243b5"/>
    </style:style>
    <style:style style:name="T34" style:family="text">
      <style:text-properties officeooo:rsid="0035844b"/>
    </style:style>
    <style:style style:name="T35" style:family="text">
      <style:text-properties style:text-line-through-style="none" style:text-line-through-type="none" officeooo:rsid="004ac756"/>
    </style:style>
    <style:style style:name="T36" style:family="text">
      <style:text-properties style:use-window-font-color="true"/>
    </style:style>
    <style:style style:name="T37" style:family="text">
      <style:text-properties style:use-window-font-color="true" fo:background-color="#ffffff" loext:char-shading-value="0"/>
    </style:style>
    <style:style style:name="T38" style:family="text">
      <style:text-properties style:use-window-font-color="true" officeooo:rsid="001b9e40" fo:background-color="#ffffff" loext:char-shading-value="0"/>
    </style:style>
    <style:style style:name="T39" style:family="text">
      <style:text-properties officeooo:rsid="003b144e"/>
    </style:style>
    <style:style style:name="T40" style:family="text">
      <style:text-properties officeooo:rsid="0040850c"/>
    </style:style>
    <style:style style:name="T41" style:family="text">
      <style:text-properties officeooo:rsid="0045e2d8"/>
    </style:style>
    <style:style style:name="T42" style:family="text">
      <style:text-properties officeooo:rsid="0048a800"/>
    </style:style>
    <style:style style:name="T43" style:family="text">
      <style:text-properties officeooo:rsid="0049916f"/>
    </style:style>
    <style:style style:name="T44" style:family="text">
      <style:text-properties officeooo:rsid="004ac756"/>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2">Revue Qualité ex-domaine 23 (Granulats)</text:h>
      <table:table table:name="Fragment" table:style-name="Fragment">
        <table:table-column table:style-name="Fragment.A"/>
        <table:table-column table:style-name="Fragment.B"/>
        <table:table-row>
          <table:table-cell table:style-name="Fragment.A1" office:value-type="string">
            <text:h text:style-name="P103" text:outline-level="3">Contexte</text:h>
          </table:table-cell>
          <table:table-cell table:style-name="Fragment.B1" office:value-type="string">
            <text:p text:style-name="P52"/>
          </table:table-cell>
        </table:table-row>
      </table:table>
      <table:table table:name="sous-fragment" table:style-name="sous-fragment">
        <table:table-column table:style-name="sous-fragment.A"/>
        <table:table-column table:style-name="sous-fragment.B"/>
        <table:table-row>
          <table:table-cell table:style-name="sous-fragment.A1" office:value-type="string">
            <text:h text:style-name="P107" text:outline-level="4">Date</text:h>
          </table:table-cell>
          <table:table-cell table:style-name="sous-fragment.B1" office:value-type="string">
            <text:p text:style-name="P53">Mardi 7/04/2020 <text:span text:style-name="T41">finalisé le 27/05/20</text:span></text:p>
          </table:table-cell>
        </table:table-row>
      </table:table>
      <table:table table:name="Tableau1" table:style-name="Tableau1">
        <table:table-column table:style-name="Tableau1.A"/>
        <table:table-column table:style-name="Tableau1.B"/>
        <table:table-row>
          <table:table-cell table:style-name="Tableau1.A1" office:value-type="string">
            <text:h text:style-name="P107" text:outline-level="4">Participants</text:h>
          </table:table-cell>
          <table:table-cell table:style-name="Tableau1.B1" office:value-type="string">
            <text:p text:style-name="P40">Présents :</text:p>
            <text:list xml:id="list7557377331365300482" text:style-name="L1">
              <text:list-item>
                <text:p text:style-name="P119">Jérôme Albaret (JA)</text:p>
              </text:list-item>
              <text:list-item>
                <text:p text:style-name="P120">Loïc Blachère <text:span text:style-name="T3">(LB)</text:span></text:p>
              </text:list-item>
            </text:list>
          </table:table-cell>
        </table:table-row>
      </table:table>
      <table:table table:name="Tableau34" table:style-name="Tableau34">
        <table:table-column table:style-name="Tableau34.A"/>
        <table:table-column table:style-name="Tableau34.B"/>
        <table:table-row>
          <table:table-cell table:style-name="Tableau34.A1" office:value-type="string">
            <text:h text:style-name="P107" text:outline-level="4">Diffusion</text:h>
          </table:table-cell>
          <table:table-cell table:style-name="Tableau34.B1" office:value-type="string">
            <text:list xml:id="list2486888716890483988" text:style-name="L2">
              <text:list-item>
                <text:p text:style-name="P142">Jacques Blache (JB)</text:p>
              </text:list-item>
              <text:list-item>
                <text:p text:style-name="P142">Alexandre Cuer (AC)</text:p>
              </text:list-item>
              <text:list-item>
                <text:p text:style-name="P143">Jérôme Albaret (JA)</text:p>
              </text:list-item>
              <text:list-item>
                <text:p text:style-name="P144">Bruno Boulet (BB)</text:p>
              </text:list-item>
            </text:list>
          </table:table-cell>
        </table:table-row>
      </table:table>
      <table:table table:name="Tableau47" table:style-name="Tableau47">
        <table:table-column table:style-name="Tableau47.A"/>
        <table:table-column table:style-name="Tableau47.B"/>
        <table:table-row>
          <table:table-cell table:style-name="Tableau47.A1" office:value-type="string">
            <text:h text:style-name="P111" text:outline-level="4">Rédaction</text:h>
          </table:table-cell>
          <table:table-cell table:style-name="Tableau47.B1" office:value-type="string">
            <text:p text:style-name="P9">Revue Qualité rédigée par <text:span text:style-name="T23">J. Albaret</text:span> <text:span text:style-name="T1">et L.Blachère.</text:span></text:p>
          </table:table-cell>
        </table:table-row>
      </table:table>
      <text:p text:style-name="P95"/>
      <table:table table:name="Tableau2" table:style-name="Tableau2">
        <table:table-column table:style-name="Tableau2.A"/>
        <table:table-row>
          <table:table-cell table:style-name="Tableau2.A1" office:value-type="string">
            <text:h text:style-name="P103" text:outline-level="3">Changement des enjeux externes et internes pertinents pour le laboratoire</text:h>
          </table:table-cell>
        </table:table-row>
      </table:table>
      <table:table table:name="Tableau4" table:style-name="Tableau4">
        <table:table-column table:style-name="Tableau4.A"/>
        <table:table-column table:style-name="Tableau4.B"/>
        <table:table-row>
          <table:table-cell table:style-name="Tableau4.A1" office:value-type="string">
            <text:h text:style-name="P107" text:outline-level="4"><text:span text:style-name="T16">M</text:span>ouvements de personnel</text:h>
          </table:table-cell>
          <table:table-cell table:style-name="Tableau4.B1" office:value-type="string">
            <text:p text:style-name="P20">Départ de Martine Trauchessec, responsable d’essais, au 31 janvier 2018.</text:p>
            <text:p text:style-name="P36">L’activité Granulats et l’accréditation Cofrac <text:span text:style-name="T18">associée</text:span><text:span text:style-name="T37"> repos</text:span><text:span text:style-name="T38">aient</text:span><text:span text:style-name="T37"> d</text:span><text:span text:style-name="T38">epuis</text:span><text:span text:style-name="T36"> s</text:span>ur le chargé d’essai<text:span text:style-name="T4">(CE)</text:span> Loïc Blachère<text:span text:style-name="T17">(LB)</text:span> et le <text:span text:style-name="T4">R</text:span>esponsable d’<text:span text:style-name="T4">E</text:span>ssai<text:span text:style-name="T4">(RE)</text:span> et <text:span text:style-name="T17">Chef </text:span>d’<text:span text:style-name="T17">U</text:span>nité Cofrac<text:span text:style-name="T4">(CU)</text:span> Sébastien Liandrat<text:span text:style-name="T17">(SL)</text:span>.</text:p>
            <text:p text:style-name="P10">En septembre 2019, S<text:span text:style-name="T17">L</text:span> a quitté l’unité MI pour une autre unité au sein du DLCF, <text:span text:style-name="T17">fragilisant l’organisation dans l’attente d’un éventuel recrutement</text:span>. Il a conservé ses fonctions de CU jusqu’au 31/12/19.</text:p>
            <text:p text:style-name="P11">A partir de 2020, Jérôme Albaret(JA), Bruno Boulet(BB) Alexandre Cuer (AC) et LB <text:span text:style-name="T31">ont</text:span> repr<text:span text:style-name="T31">is</text:span> la gestion du <text:span text:style-name="T29">rôle</text:span><text:span text:style-name="T31"> de CU</text:span> pour l’activité granulats. </text:p>
            <text:p text:style-name="P10">J<text:span text:style-name="T4">A</text:span> (chef de l’unité MI) devien<text:span text:style-name="T17">t</text:span> CU par intérim au 1/01/20.</text:p>
            <text:p text:style-name="P29">BB et AC interviennent en appui technique « Cofrac » auprès de LB et JA.</text:p>
            <text:p text:style-name="P29">LB est qualifié depuis le 1/01/20 comme CE et RE. Sa demande de qualification comme RE a été validée par le directeur <text:span text:style-name="T39">du DLCF </text:span>en 2019. Il peut désormais signer ses propres Procès Verbaux (PVs).</text:p>
          </table:table-cell>
        </table:table-row>
      </table:table>
      <table:table table:name="Tableau48" table:style-name="Tableau48">
        <table:table-column table:style-name="Tableau48.A"/>
        <table:table-column table:style-name="Tableau48.B"/>
        <table:table-row>
          <table:table-cell table:style-name="Tableau48.A1" office:value-type="string">
            <text:h text:style-name="P112" text:outline-level="4">Opportunités concernant la compétence du personnel</text:h>
          </table:table-cell>
          <table:table-cell table:style-name="Tableau48.B1" office:value-type="string">
            <text:p text:style-name="P37">L<text:span text:style-name="T24">B</text:span> <text:span text:style-name="T4">était déjà</text:span> chargé d’essai sur la totalité de la portée d’accréditation de l’activité granulats. Il <text:span text:style-name="T4">est désormais </text:span>qualifié en tant que responsable d’essai sur cette même portée. De plus, il assure d’autres activités en lien avec le Cofrac (organisation, animation et synthèse d’une campagne d’essais croisés, rédaction du rapport d’incertitudes, participation à la rédaction des revues qualité).</text:p>
            <text:p text:style-name="P37">Ces compétences multiples évitent une dispersion des tâches en lien avec le maintien de l’accréditation Cofrac.</text:p>
          </table:table-cell>
        </table:table-row>
      </table:table>
      <table:table table:name="Tableau35" table:style-name="Tableau35">
        <table:table-column table:style-name="Tableau35.A"/>
        <table:table-column table:style-name="Tableau35.B"/>
        <table:table-row>
          <table:table-cell table:style-name="Tableau35.A1" office:value-type="string">
            <text:h text:style-name="P107" text:outline-level="4">DIR Massif central (Client principal)</text:h>
          </table:table-cell>
          <table:table-cell table:style-name="Tableau35.B1" office:value-type="string">
            <text:p text:style-name="P41">Les marchés de la DIR Massif Central (DIR MC) exigent que les laboratoires auxquels sont sous-traités certains essais soient Cofrac. Ainsi, il demeure pertinent pour le Département Laboratoire de Clermont-Ferrand (DLCF) du Cerema d<text:span text:style-name="T26">e </text:span>conserve<text:span text:style-name="T26">r</text:span> également son accréditation Cofrac concernant les essais fréquemment réalisés pour le compte de la DIR MC.</text:p>
            <text:p text:style-name="P37">Cette situation assure la pérennité de l’activité granulats du DLCF et maintien les enjeux de qualité associés.</text:p>
          </table:table-cell>
        </table:table-row>
      </table:table>
      <text:p text:style-name="P92"/>
      <table:table table:name="Tableau5" table:style-name="Tableau5">
        <table:table-column table:style-name="Tableau5.A"/>
        <text:soft-page-break/>
        <table:table-row>
          <table:table-cell table:style-name="Tableau5.A1" office:value-type="string">
            <text:h text:style-name="P103" text:outline-level="3">Réalisation des objectifs</text:h>
          </table:table-cell>
        </table:table-row>
      </table:table>
      <table:table table:name="Tableau6" table:style-name="Tableau6">
        <table:table-column table:style-name="Tableau6.A"/>
        <table:table-column table:style-name="Tableau6.B"/>
        <table:table-row>
          <table:table-cell table:style-name="Tableau6.A1" office:value-type="string">
            <text:h text:style-name="P107" text:outline-level="4">Échelle de l’unité</text:h>
          </table:table-cell>
          <table:table-cell table:style-name="Tableau6.B1" office:value-type="string">
            <text:p text:style-name="P41">Pas d’objectif spécifique hormis le maintien de l’accréditation à une portée identique <text:span text:style-name="T31">et intégrer les évolutions entraînées par la mise en </text:span><text:span text:style-name="T29">œuvre</text:span><text:span text:style-name="T31"> du projet de Cerem’Avenir.</text:span>.</text:p>
          </table:table-cell>
        </table:table-row>
      </table:table>
      <text:p text:style-name="P40"/>
      <table:table table:name="Tableau7" table:style-name="Tableau7">
        <table:table-column table:style-name="Tableau7.A"/>
        <table:table-row>
          <table:table-cell table:style-name="Tableau7.A1" office:value-type="string">
            <text:h text:style-name="P103" text:outline-level="3">Pertinence des politiques et procédures</text:h>
          </table:table-cell>
        </table:table-row>
      </table:table>
      <table:table table:name="Tableau8" table:style-name="Tableau8">
        <table:table-column table:style-name="Tableau8.A"/>
        <table:table-column table:style-name="Tableau8.B"/>
        <table:table-row>
          <table:table-cell table:style-name="Tableau8.A1" office:value-type="string">
            <text:h text:style-name="P107" text:outline-level="4">Revue de la documentation</text:h>
          </table:table-cell>
          <table:table-cell table:style-name="Tableau8.B1" office:value-type="string">
            <text:p text:style-name="P12">Le tableau ci-dessous résume la revue documentaire.</text:p>
          </table:table-cell>
        </table:table-row>
      </table:table>
      <text:p text:style-name="P116"/>
      <table:table table:name="TableClassement" table:style-name="TableClassement">
        <table:table-column table:style-name="TableClassement.A"/>
        <table:table-column table:style-name="TableClassement.B"/>
        <table:table-column table:style-name="TableClassement.C"/>
        <table:table-column table:style-name="TableClassement.D"/>
        <table:table-column table:style-name="TableClassement.E"/>
        <table:table-column table:style-name="TableClassement.F"/>
        <table:table-column table:style-name="TableClassement.G"/>
        <table:table-header-rows>
          <table:table-row table:style-name="TableClassement.1">
            <table:table-cell table:style-name="TableClassement.A1" office:value-type="string">
              <text:p text:style-name="P58">Réf GEDOQ</text:p>
            </table:table-cell>
            <table:table-cell table:style-name="TableClassement.A1" office:value-type="string">
              <text:p text:style-name="P7">document</text:p>
            </table:table-cell>
            <table:table-cell table:style-name="TableClassement.A1" office:value-type="string">
              <text:p text:style-name="P7">type</text:p>
            </table:table-cell>
            <table:table-cell table:style-name="TableClassement.A1" office:value-type="string">
              <text:p text:style-name="P7">rév</text:p>
            </table:table-cell>
            <table:table-cell table:style-name="TableClassement.A1" office:value-type="string">
              <text:p text:style-name="P8">Revu avec modif</text:p>
            </table:table-cell>
            <table:table-cell table:style-name="TableClassement.A1" office:value-type="string">
              <text:p text:style-name="P8">Revu sans modif</text:p>
            </table:table-cell>
            <table:table-cell table:style-name="TableClassement.G1" office:value-type="string">
              <text:p text:style-name="P7">Commentaires</text:p>
            </table:table-cell>
          </table:table-row>
        </table:table-header-rows>
        <table:table-row table:style-name="TableClassement.2">
          <table:table-cell table:style-name="TableClassement.A3" office:value-type="string">
            <text:p text:style-name="P76">R2.DLCF.I.006</text:p>
          </table:table-cell>
          <table:table-cell table:style-name="TableClassement.B2" office:value-type="string">
            <text:p text:style-name="P76">Instruction spécifique COFRAC</text:p>
          </table:table-cell>
          <table:table-cell table:style-name="TableClassement.C2" office:value-type="string">
            <text:p text:style-name="P76">Instruction</text:p>
          </table:table-cell>
          <table:table-cell table:style-name="TableClassement.D2" office:value-type="string">
            <text:p text:style-name="P60">9 <text:span text:style-name="T42">du 07/04/20</text:span></text:p>
          </table:table-cell>
          <table:table-cell table:style-name="TableClassement.E2" office:value-type="string">
            <text:p text:style-name="P64">X</text:p>
          </table:table-cell>
          <table:table-cell table:style-name="TableClassement.F2" office:value-type="string">
            <text:p text:style-name="P68"/>
          </table:table-cell>
          <table:table-cell table:style-name="TableClassement.G2" office:value-type="string">
            <text:p text:style-name="P61">Mise à jour</text:p>
          </table:table-cell>
        </table:table-row>
        <table:table-row table:style-name="TableClassement.2">
          <table:table-cell table:style-name="TableClassement.A3" office:value-type="string">
            <text:p text:style-name="P76">R2.DLCF.P.001</text:p>
          </table:table-cell>
          <table:table-cell table:style-name="TableClassement.B3" office:value-type="string">
            <text:p text:style-name="P76">Annexe spécifique COFRAC</text:p>
          </table:table-cell>
          <table:table-cell table:style-name="TableClassement.C3" office:value-type="string">
            <text:p text:style-name="P76"/>
          </table:table-cell>
          <table:table-cell table:style-name="TableClassement.D3" office:value-type="string">
            <text:p text:style-name="P62">1<text:span text:style-name="T2">7 du 15/04/20</text:span></text:p>
            <text:p text:style-name="P66"/>
          </table:table-cell>
          <table:table-cell table:style-name="TableClassement.E3" office:value-type="string">
            <text:p text:style-name="P64">X</text:p>
          </table:table-cell>
          <table:table-cell table:style-name="TableClassement.F3" office:value-type="string">
            <text:p text:style-name="P63"/>
          </table:table-cell>
          <table:table-cell table:style-name="TableClassement.G3" office:value-type="string">
            <text:p text:style-name="P60">Mise à jour du tableau des qualifications, ajout de la partie sur les conflits d’intérêts/ Risques/Réclamations <text:s/></text:p>
          </table:table-cell>
        </table:table-row>
        <table:table-row table:style-name="TableClassement.2">
          <table:table-cell table:style-name="TableClassement.A18" office:value-type="string">
            <text:p text:style-name="P76">R2.DLCF.E.00<text:span text:style-name="T43">27</text:span></text:p>
          </table:table-cell>
          <table:table-cell table:style-name="TableClassement.B4" office:value-type="string">
            <text:p text:style-name="P76">Rapport d’incertitudes</text:p>
          </table:table-cell>
          <table:table-cell table:style-name="TableClassement.C4" office:value-type="string">
            <text:p text:style-name="P76">Enregistrement</text:p>
          </table:table-cell>
          <table:table-cell table:style-name="TableClassement.D4" office:value-type="string">
            <text:p text:style-name="P89">5</text:p>
          </table:table-cell>
          <table:table-cell table:style-name="TableClassement.E4" office:value-type="string">
            <text:p text:style-name="P64">X</text:p>
          </table:table-cell>
          <table:table-cell table:style-name="TableClassement.F4" office:value-type="string">
            <text:p text:style-name="P67"/>
          </table:table-cell>
          <table:table-cell table:style-name="TableClassement.G4" office:value-type="string">
            <text:p text:style-name="P141">Mise à jour 2020 effectuée.</text:p>
          </table:table-cell>
        </table:table-row>
        <table:table-row table:style-name="TableClassement.2">
          <table:table-cell table:style-name="TableClassement.A18" office:value-type="string">
            <text:p text:style-name="P76">R2.DLCF.E.005</text:p>
          </table:table-cell>
          <table:table-cell table:style-name="TableClassement.B5" office:value-type="string">
            <text:p text:style-name="P76">Suivi normes applicables</text:p>
          </table:table-cell>
          <table:table-cell table:style-name="TableClassement.C5" office:value-type="string">
            <text:p text:style-name="P59">Enregistrement</text:p>
          </table:table-cell>
          <table:table-cell table:style-name="TableClassement.D5" office:value-type="string">
            <text:p text:style-name="P90">5 <text:s/><text:span text:style-name="T35">du 08/04/20</text:span></text:p>
          </table:table-cell>
          <table:table-cell table:style-name="TableClassement.E5" office:value-type="string">
            <text:p text:style-name="P64">X</text:p>
          </table:table-cell>
          <table:table-cell table:style-name="TableClassement.F5" office:value-type="string">
            <text:p text:style-name="P67"/>
          </table:table-cell>
          <table:table-cell table:style-name="TableClassement.G5" office:value-type="string">
            <text:p text:style-name="P91">Mise à jour 2020 </text:p>
          </table:table-cell>
        </table:table-row>
        <table:table-row table:style-name="TableClassement.2">
          <table:table-cell table:style-name="TableClassement.A18" office:value-type="string">
            <text:p text:style-name="P76">R2.DLCF.DM.005</text:p>
          </table:table-cell>
          <table:table-cell table:style-name="TableClassement.B6" office:value-type="string">
            <text:p text:style-name="P76">Fiche d’évolution d’un référentiel</text:p>
          </table:table-cell>
          <table:table-cell table:style-name="TableClassement.C6" office:value-type="string">
            <text:p text:style-name="P59">Document modèle</text:p>
          </table:table-cell>
          <table:table-cell table:style-name="TableClassement.D6" office:value-type="string">
            <text:p text:style-name="P59">1 <text:span text:style-name="T40">du 27/01/14</text:span></text:p>
          </table:table-cell>
          <table:table-cell table:style-name="TableClassement.E6" office:value-type="string">
            <text:p text:style-name="P67"/>
          </table:table-cell>
          <table:table-cell table:style-name="TableClassement.F6" office:value-type="string">
            <text:p text:style-name="P64">X</text:p>
          </table:table-cell>
          <table:table-cell table:style-name="TableClassement.G6" office:value-type="string">
            <text:p text:style-name="P65">R.A.S.</text:p>
          </table:table-cell>
        </table:table-row>
        <table:table-row table:style-name="TableClassement.2">
          <table:table-cell table:style-name="TableClassement.A18" office:value-type="string">
            <text:p text:style-name="P77">R2.DLCF.DMMM.003</text:p>
          </table:table-cell>
          <table:table-cell table:style-name="TableClassement.B7" office:value-type="string">
            <text:p text:style-name="P77">Modèle PV Essais <text:span text:style-name="T40">2</text:span> pages</text:p>
          </table:table-cell>
          <table:table-cell table:style-name="TableClassement.C7" office:value-type="string">
            <text:p text:style-name="P59"/>
          </table:table-cell>
          <table:table-cell table:style-name="TableClassement.D7" office:value-type="string">
            <text:p text:style-name="P74">1 <text:span text:style-name="T44">du 10/04/20</text:span></text:p>
          </table:table-cell>
          <table:table-cell table:style-name="TableClassement.E7" office:value-type="string">
            <text:p text:style-name="P67"/>
          </table:table-cell>
          <table:table-cell table:style-name="TableClassement.F7" office:value-type="string">
            <text:p text:style-name="P64"/>
          </table:table-cell>
          <table:table-cell table:style-name="TableClassement.G7" office:value-type="string">
            <text:p text:style-name="P79"/>
          </table:table-cell>
        </table:table-row>
        <table:table-row table:style-name="TableClassement.2">
          <table:table-cell table:style-name="TableClassement.A18" office:value-type="string">
            <text:p text:style-name="P77">R2.DLCF.DMMM.004</text:p>
          </table:table-cell>
          <table:table-cell table:style-name="TableClassement.B8" office:value-type="string">
            <text:p text:style-name="P77">Minutes Reception Echantillon</text:p>
          </table:table-cell>
          <table:table-cell table:style-name="TableClassement.C8" office:value-type="string">
            <text:p text:style-name="P59"/>
          </table:table-cell>
          <table:table-cell table:style-name="TableClassement.D8" office:value-type="string">
            <text:p text:style-name="P73"><text:span text:style-name="T44">2</text:span> <text:span text:style-name="T44">du 15/04/20</text:span></text:p>
          </table:table-cell>
          <table:table-cell table:style-name="TableClassement.E8" office:value-type="string">
            <text:p text:style-name="P67"/>
          </table:table-cell>
          <table:table-cell table:style-name="TableClassement.F8" office:value-type="string">
            <text:p text:style-name="P64"/>
          </table:table-cell>
          <table:table-cell table:style-name="TableClassement.G8" office:value-type="string">
            <text:p text:style-name="P71">RAS</text:p>
          </table:table-cell>
        </table:table-row>
        <table:table-row table:style-name="TableClassement.2">
          <table:table-cell table:style-name="TableClassement.A18" office:value-type="string">
            <text:p text:style-name="P77">R2.DLCF.DMMM.005</text:p>
          </table:table-cell>
          <table:table-cell table:style-name="TableClassement.B9" office:value-type="string">
            <text:p text:style-name="P77">Minutes <text:s/>apl refus tamis cumulé</text:p>
          </table:table-cell>
          <table:table-cell table:style-name="TableClassement.C9" office:value-type="string">
            <text:p text:style-name="P59"/>
          </table:table-cell>
          <table:table-cell table:style-name="TableClassement.D9" office:value-type="string">
            <text:p text:style-name="P69"><text:span text:style-name="T44">1</text:span> <text:span text:style-name="T44">du 15/04/20</text:span></text:p>
          </table:table-cell>
          <table:table-cell table:style-name="TableClassement.E9" office:value-type="string">
            <text:p text:style-name="P67"/>
          </table:table-cell>
          <table:table-cell table:style-name="TableClassement.F9" office:value-type="string">
            <text:p text:style-name="P64"/>
          </table:table-cell>
          <table:table-cell table:style-name="TableClassement.G9" office:value-type="string">
            <text:p text:style-name="P71">RAS</text:p>
          </table:table-cell>
        </table:table-row>
        <table:table-row table:style-name="TableClassement.2">
          <table:table-cell table:style-name="TableClassement.A18" office:value-type="string">
            <text:p text:style-name="P77">R2.DLCF.DMMM.006</text:p>
          </table:table-cell>
          <table:table-cell table:style-name="TableClassement.B10" office:value-type="string">
            <text:p text:style-name="P77">Minutes <text:s/>apl refus tamis partiel</text:p>
          </table:table-cell>
          <table:table-cell table:style-name="TableClassement.C10" office:value-type="string">
            <text:p text:style-name="P59"/>
          </table:table-cell>
          <table:table-cell table:style-name="TableClassement.D10" office:value-type="string">
            <text:p text:style-name="P70"><text:span text:style-name="T44">1</text:span> <text:span text:style-name="T44">du 15/04/20</text:span></text:p>
          </table:table-cell>
          <table:table-cell table:style-name="TableClassement.E10" office:value-type="string">
            <text:p text:style-name="P67"/>
          </table:table-cell>
          <table:table-cell table:style-name="TableClassement.F10" office:value-type="string">
            <text:p text:style-name="P64"/>
          </table:table-cell>
          <table:table-cell table:style-name="TableClassement.G10" office:value-type="string">
            <text:p text:style-name="P71">RAS</text:p>
          </table:table-cell>
        </table:table-row>
        <table:table-row table:style-name="TableClassement.2">
          <table:table-cell table:style-name="TableClassement.A18" office:value-type="string">
            <text:p text:style-name="P77">R2.DLCF.DMMM.007</text:p>
          </table:table-cell>
          <table:table-cell table:style-name="TableClassement.B11" office:value-type="string">
            <text:p text:style-name="P77">Minutes <text:s/>Bleu Méthylène</text:p>
          </table:table-cell>
          <table:table-cell table:style-name="TableClassement.C11" office:value-type="string">
            <text:p text:style-name="P59"/>
          </table:table-cell>
          <table:table-cell table:style-name="TableClassement.D11" office:value-type="string">
            <text:p text:style-name="P70"><text:span text:style-name="T44">1</text:span> <text:span text:style-name="T44">du 15/04/20</text:span></text:p>
          </table:table-cell>
          <table:table-cell table:style-name="TableClassement.E11" office:value-type="string">
            <text:p text:style-name="P67"/>
          </table:table-cell>
          <table:table-cell table:style-name="TableClassement.F11" office:value-type="string">
            <text:p text:style-name="P64"/>
          </table:table-cell>
          <table:table-cell table:style-name="TableClassement.G11" office:value-type="string">
            <text:p text:style-name="P71">RAS</text:p>
          </table:table-cell>
        </table:table-row>
        <table:table-row table:style-name="TableClassement.2">
          <table:table-cell table:style-name="TableClassement.A18" office:value-type="string">
            <text:p text:style-name="P77">R2.DLCF.DMMM.008</text:p>
          </table:table-cell>
          <table:table-cell table:style-name="TableClassement.B12" office:value-type="string">
            <text:p text:style-name="P77">Minutes <text:s/>Granulométrie</text:p>
          </table:table-cell>
          <table:table-cell table:style-name="TableClassement.C12" office:value-type="string">
            <text:p text:style-name="P59"/>
          </table:table-cell>
          <table:table-cell table:style-name="TableClassement.D12" office:value-type="string">
            <text:p text:style-name="P70"><text:span text:style-name="T44">1</text:span> <text:span text:style-name="T44">du 15/04/20</text:span></text:p>
          </table:table-cell>
          <table:table-cell table:style-name="TableClassement.E12" office:value-type="string">
            <text:p text:style-name="P67"/>
          </table:table-cell>
          <table:table-cell table:style-name="TableClassement.F12" office:value-type="string">
            <text:p text:style-name="P64"/>
          </table:table-cell>
          <table:table-cell table:style-name="TableClassement.G12" office:value-type="string">
            <text:p text:style-name="P71">RAS</text:p>
          </table:table-cell>
        </table:table-row>
        <table:table-row table:style-name="TableClassement.2">
          <table:table-cell table:style-name="TableClassement.A18" office:value-type="string">
            <text:p text:style-name="P77">R2.DLCF.DMMM.009</text:p>
          </table:table-cell>
          <table:table-cell table:style-name="TableClassement.B13" office:value-type="string">
            <text:p text:style-name="P77">Minutes <text:s/>Granulo module fin</text:p>
          </table:table-cell>
          <table:table-cell table:style-name="TableClassement.C13" office:value-type="string">
            <text:p text:style-name="P59"/>
          </table:table-cell>
          <table:table-cell table:style-name="TableClassement.D13" office:value-type="string">
            <text:p text:style-name="P70"><text:span text:style-name="T44">1</text:span> <text:span text:style-name="T44">du 15/04/20</text:span></text:p>
          </table:table-cell>
          <table:table-cell table:style-name="TableClassement.E13" office:value-type="string">
            <text:p text:style-name="P67"/>
          </table:table-cell>
          <table:table-cell table:style-name="TableClassement.F13" office:value-type="string">
            <text:p text:style-name="P64"/>
          </table:table-cell>
          <table:table-cell table:style-name="TableClassement.G13" office:value-type="string">
            <text:p text:style-name="P72"/>
          </table:table-cell>
        </table:table-row>
        <table:table-row table:style-name="TableClassement.2">
          <table:table-cell table:style-name="TableClassement.A18" office:value-type="string">
            <text:p text:style-name="P77">R2.DLCF.DMMM.010</text:p>
          </table:table-cell>
          <table:table-cell table:style-name="TableClassement.B14" office:value-type="string">
            <text:p text:style-name="P77">Minutes <text:s/>Los Angeles</text:p>
          </table:table-cell>
          <table:table-cell table:style-name="TableClassement.C14" office:value-type="string">
            <text:p text:style-name="P59"/>
          </table:table-cell>
          <table:table-cell table:style-name="TableClassement.D14" office:value-type="string">
            <text:p text:style-name="P70"><text:span text:style-name="T44">1</text:span> <text:span text:style-name="T44">du 15/04/20</text:span></text:p>
          </table:table-cell>
          <table:table-cell table:style-name="TableClassement.E14" office:value-type="string">
            <text:p text:style-name="P67"/>
          </table:table-cell>
          <table:table-cell table:style-name="TableClassement.F14" office:value-type="string">
            <text:p text:style-name="P64"/>
          </table:table-cell>
          <table:table-cell table:style-name="TableClassement.G14" office:value-type="string">
            <text:p text:style-name="P71">RAS</text:p>
          </table:table-cell>
        </table:table-row>
        <table:table-row table:style-name="TableClassement.2">
          <table:table-cell table:style-name="TableClassement.A18" office:value-type="string">
            <text:p text:style-name="P77">R2.DLCF.DMMM.011</text:p>
          </table:table-cell>
          <table:table-cell table:style-name="TableClassement.B15" office:value-type="string">
            <text:p text:style-name="P77">Minutes MDE</text:p>
          </table:table-cell>
          <table:table-cell table:style-name="TableClassement.C15" office:value-type="string">
            <text:p text:style-name="P59"/>
          </table:table-cell>
          <table:table-cell table:style-name="TableClassement.D15" office:value-type="string">
            <text:p text:style-name="P70"><text:span text:style-name="T44">1</text:span> <text:span text:style-name="T44">du 15/04/20</text:span></text:p>
          </table:table-cell>
          <table:table-cell table:style-name="TableClassement.E15" office:value-type="string">
            <text:p text:style-name="P67"/>
          </table:table-cell>
          <table:table-cell table:style-name="TableClassement.F15" office:value-type="string">
            <text:p text:style-name="P64"/>
          </table:table-cell>
          <table:table-cell table:style-name="TableClassement.G15" office:value-type="string">
            <text:p text:style-name="P71">RAS</text:p>
          </table:table-cell>
        </table:table-row>
        <table:table-row table:style-name="TableClassement.2">
          <table:table-cell table:style-name="TableClassement.A18" office:value-type="string">
            <text:p text:style-name="P77">R2.DLCF.DMMM.012</text:p>
          </table:table-cell>
          <table:table-cell table:style-name="TableClassement.B16" office:value-type="string">
            <text:p text:style-name="P77">Minutes <text:s/>Préparation pillulier</text:p>
          </table:table-cell>
          <table:table-cell table:style-name="TableClassement.C16" office:value-type="string">
            <text:p text:style-name="P59"/>
          </table:table-cell>
          <table:table-cell table:style-name="TableClassement.D16" office:value-type="string">
            <text:p text:style-name="P70"><text:span text:style-name="T44">1</text:span> <text:span text:style-name="T44">du 15/04/20</text:span></text:p>
          </table:table-cell>
          <table:table-cell table:style-name="TableClassement.E16" office:value-type="string">
            <text:p text:style-name="P67"/>
          </table:table-cell>
          <table:table-cell table:style-name="TableClassement.F16" office:value-type="string">
            <text:p text:style-name="P64"/>
          </table:table-cell>
          <table:table-cell table:style-name="TableClassement.G16" office:value-type="string">
            <text:p text:style-name="P71">RAS</text:p>
          </table:table-cell>
        </table:table-row>
        <table:table-row table:style-name="TableClassement.2">
          <table:table-cell table:style-name="TableClassement.A18" office:value-type="string">
            <text:p text:style-name="P77">R2.DLCF.DMMM.013</text:p>
          </table:table-cell>
          <table:table-cell table:style-name="TableClassement.B17" office:value-type="string">
            <text:p text:style-name="P77">Minutes <text:s/>Bleu de méthylène</text:p>
          </table:table-cell>
          <table:table-cell table:style-name="TableClassement.C17" office:value-type="string">
            <text:p text:style-name="P59"/>
          </table:table-cell>
          <table:table-cell table:style-name="TableClassement.D17" office:value-type="string">
            <text:p text:style-name="P70"><text:span text:style-name="T44">1</text:span> <text:span text:style-name="T44">du 15/04/20</text:span></text:p>
          </table:table-cell>
          <table:table-cell table:style-name="TableClassement.E17" office:value-type="string">
            <text:p text:style-name="P67"/>
          </table:table-cell>
          <table:table-cell table:style-name="TableClassement.F17" office:value-type="string">
            <text:p text:style-name="P64"/>
          </table:table-cell>
          <table:table-cell table:style-name="TableClassement.G17" office:value-type="string">
            <text:p text:style-name="P71">RAS</text:p>
          </table:table-cell>
        </table:table-row>
        <table:table-row table:style-name="TableClassement.2">
          <table:table-cell table:style-name="TableClassement.A18" office:value-type="string">
            <text:p text:style-name="P77">R2.DLCF.DMMM.0<text:soft-page-break/>14</text:p>
          </table:table-cell>
          <table:table-cell table:style-name="TableClassement.B18" office:value-type="string">
            <text:p text:style-name="P77">Minutes <text:s/><text:soft-page-break/>Tableau Choix Tamis</text:p>
          </table:table-cell>
          <table:table-cell table:style-name="TableClassement.C18" office:value-type="string">
            <text:p text:style-name="P59"/>
          </table:table-cell>
          <table:table-cell table:style-name="TableClassement.D18" office:value-type="string">
            <text:p text:style-name="P70"><text:span text:style-name="T44">1</text:span> <text:span text:style-name="T44">du </text:span><text:soft-page-break/><text:span text:style-name="T44">15/04/20</text:span></text:p>
          </table:table-cell>
          <table:table-cell table:style-name="TableClassement.E18" office:value-type="string">
            <text:p text:style-name="P67"/>
          </table:table-cell>
          <table:table-cell table:style-name="TableClassement.F18" office:value-type="string">
            <text:p text:style-name="P64"/>
          </table:table-cell>
          <table:table-cell table:style-name="TableClassement.G18" office:value-type="string">
            <text:p text:style-name="P72">RAS</text:p>
          </table:table-cell>
        </table:table-row>
        <table:table-row table:style-name="TableClassement.2">
          <table:table-cell table:style-name="TableClassement.A19" office:value-type="string">
            <text:p text:style-name="P77">R2.DLCF.EM.004 </text:p>
          </table:table-cell>
          <table:table-cell table:style-name="TableClassement.B19" office:value-type="string">
            <text:p text:style-name="P78">Evaluation des fournisseurs</text:p>
          </table:table-cell>
          <table:table-cell table:style-name="TableClassement.C19" office:value-type="string">
            <text:p text:style-name="P59"/>
          </table:table-cell>
          <table:table-cell table:style-name="TableClassement.D19" office:value-type="float" office:value="2019">
            <text:p text:style-name="P75">2019</text:p>
          </table:table-cell>
          <table:table-cell table:style-name="TableClassement.E19" office:value-type="string">
            <text:p text:style-name="P67"/>
          </table:table-cell>
          <table:table-cell table:style-name="TableClassement.F19" office:value-type="string">
            <text:p text:style-name="P64"/>
          </table:table-cell>
          <table:table-cell table:style-name="TableClassement.G19" office:value-type="string">
            <text:p text:style-name="P72"/>
          </table:table-cell>
        </table:table-row>
      </table:table>
      <text:p text:style-name="P92"/>
      <text:p text:style-name="P99"/>
      <text:p text:style-name="P98"/>
      <text:p text:style-name="P92"/>
      <table:table table:name="Tableau3" table:style-name="Tableau3">
        <table:table-column table:style-name="Tableau3.A"/>
        <table:table-column table:style-name="Tableau3.B"/>
        <table:table-row>
          <table:table-cell table:style-name="Tableau3.A1" office:value-type="string">
            <text:h text:style-name="P107" text:outline-level="4">Veille normative</text:h>
          </table:table-cell>
          <table:table-cell table:style-name="Tableau3.B1" office:value-type="string">
            <text:p text:style-name="P13">LB a réalisé et tracé la veille normative en 20<text:span text:style-name="T34">20, il regarde 1 fois par an quelles sont les normes en projet de révision. Si certaines le sont, elles seront suivies régulièrement dans l’année.</text:span></text:p>
            <text:p text:style-name="P20">Le responsable sectoriel du Cerema envoie un document récapitulant les évolutions des référentiels <text:span text:style-name="T3">au moins une fois dans l’année, davantage si une norme est en projet de révision.</text:span></text:p>
            <text:p text:style-name="P21">Les normes en projet de révision sont les suivantes :</text:p>
            <text:list xml:id="list3322142398666351483" text:style-name="List_20_1">
              <text:list-item>
                <text:p text:style-name="P121">NF EN <text:span text:style-name="T6">933-2 (hors portée mais un impact sur la NF EN 933-1)</text:span></text:p>
              </text:list-item>
              <text:list-item>
                <text:p text:style-name="P122">NF EN 1097-2 (Los Angeles)</text:p>
              </text:list-item>
            </text:list>
          </table:table-cell>
        </table:table-row>
      </table:table>
      <table:table table:name="Tableau36" table:style-name="Tableau36">
        <table:table-column table:style-name="Tableau36.A"/>
        <table:table-column table:style-name="Tableau36.B"/>
        <table:table-row>
          <table:table-cell table:style-name="Tableau36.A1" office:value-type="string">
            <text:h text:style-name="P107" text:outline-level="4">Révision du référentiel qualité Cofrac</text:h>
          </table:table-cell>
          <table:table-cell table:style-name="Tableau36.B1" office:value-type="string">
            <text:p text:style-name="P41">Le référentiel qualité Cofrac <text:span text:style-name="T19">a </text:span>évolu<text:span text:style-name="T19">é</text:span> :</text:p>
            <text:list xml:id="list151947214025285" text:continue-numbering="true" text:style-name="List_20_1">
              <text:list-item>
                <text:p text:style-name="P131">version 2017 de la norme NF EN ISO/CEI 17025</text:p>
              </text:list-item>
              <text:list-item>
                <text:p text:style-name="P131">LAB REF 02 révision 12</text:p>
              </text:list-item>
            </text:list>
            <text:p text:style-name="P132">L’impact des évolutions est analysé dans le cadre du plan de transition.</text:p>
          </table:table-cell>
        </table:table-row>
      </table:table>
      <text:p text:style-name="P92"/>
      <table:table table:name="Tableau9" table:style-name="Tableau9">
        <table:table-column table:style-name="Tableau9.A"/>
        <table:table-row>
          <table:table-cell table:style-name="Tableau9.A1" office:value-type="string">
            <text:h text:style-name="P103" text:outline-level="3">État d’avancement des actions décidées à l’issue de la revue qualité précédente</text:h>
          </table:table-cell>
        </table:table-row>
      </table:table>
      <table:table table:name="Tableau10" table:style-name="Tableau10">
        <table:table-column table:style-name="Tableau10.A"/>
        <table:table-column table:style-name="Tableau10.B"/>
        <table:table-row>
          <table:table-cell table:style-name="Tableau10.A1" office:value-type="string">
            <text:h text:style-name="P108" text:outline-level="4">Réorganisation suite au départ d<text:span text:style-name="T22">es différents</text:span> responsable<text:span text:style-name="T22">s</text:span> d’essai<text:span text:style-name="T22">s</text:span></text:h>
          </table:table-cell>
          <table:table-cell table:style-name="Tableau10.B1" office:value-type="string">
            <text:p text:style-name="P42">Le départ de Martine Trauchessec, responsable d’essai sur l’activité granulats, a nécessité une réorganisation progressive de l’unité. En pratique, cela s’est traduit par une évolution du poste de L<text:span text:style-name="T22">B</text:span> :</text:p>
            <text:list xml:id="list2763955854101779980" text:style-name="L3">
              <text:list-item>
                <text:p text:style-name="P133">M<text:span text:style-name="T9">ontée en compétence </text:span>sur des activités connexes aux essais : avis FTP, visites de chantier, etc.</text:p>
              </text:list-item>
              <text:list-item>
                <text:p text:style-name="P134">Participation accrue aux activités connexes du maintien de l’accréditation Cofrac : rapport d’incertitudes, revue qualité, etc.</text:p>
              </text:list-item>
            </text:list>
            <text:p text:style-name="P135"/>
            <text:p text:style-name="P136">Le départ de SL, entraine un investissement accru de la part de LB qui devient RE :</text:p>
            <text:list xml:id="list994314217039715203" text:style-name="L4">
              <text:list-item>
                <text:p text:style-name="P137">Rédactions de la revue de l’UT Cofrac Granulats et rapport incertitudes</text:p>
              </text:list-item>
              <text:list-item>
                <text:p text:style-name="P137">Signature des PVs d’essais</text:p>
              </text:list-item>
            </text:list>
          </table:table-cell>
        </table:table-row>
      </table:table>
      <text:p text:style-name="P40"/>
      <text:p text:style-name="P54"/>
      <table:table table:name="Tableau49" table:style-name="Tableau49">
        <table:table-column table:style-name="Tableau49.A"/>
        <table:table-column table:style-name="Tableau49.B"/>
        <text:soft-page-break/>
        <table:table-row>
          <table:table-cell table:style-name="Tableau49.A1" office:value-type="string">
            <text:h text:style-name="P109" text:outline-level="4">Réorganisation suite au départ <text:span text:style-name="T4">du Chef d’unité Cofrac</text:span></text:h>
          </table:table-cell>
          <table:table-cell table:style-name="Tableau49.B1" office:value-type="string">
            <text:p text:style-name="P29">Le départ de SL, chef d’unité technique Cofrac, a imposé une véritable réorganisation de l’unité. <text:span text:style-name="T19">C’est désormais JA qui devient CU par intérim, avec en appui technique Cofrac BB et AC.</text:span></text:p>
            <text:p text:style-name="P28"><text:span text:style-name="T22">Depuis</text:span> septembre 2019, afin d’assurer cette transition, différentes actions ont été <text:span text:style-name="T17">réalisées</text:span>, afin de permettre à JA de prendre dans les meilleures conditions ses nouvelles fonctions :</text:p>
            <text:list xml:id="list966151775383950211" text:style-name="L5">
              <text:list-item>
                <text:p text:style-name="P145">Relecture en doublon par SL et JA des minutes et PV d’essais</text:p>
              </text:list-item>
              <text:list-item>
                <text:p text:style-name="P145">organisations de réunion bilan Cofrac qui ont permis notamment de définir les rôles des différents protagonistes (SL, JA et LB) <text:span text:style-name="T31">ainsi qu’une réunion le 11/07/19 ayant pour objet de </text:span><text:span text:style-name="T30">caler le fontionnement interne Cerema sur les diffusions de documents, rappels des différents rôle pour les opérations préprogrammées et tiers</text:span></text:p>
              </text:list-item>
              <text:list-item>
                <text:p text:style-name="P145">Présences de SL, JA et LB lors du dernier Audit externe COFRAC</text:p>
              </text:list-item>
            </text:list>
          </table:table-cell>
        </table:table-row>
      </table:table>
      <text:p text:style-name="P96"/>
      <text:p text:style-name="P57"/>
      <text:p text:style-name="P40"/>
      <table:table table:name="Tableau11" table:style-name="Tableau11">
        <table:table-column table:style-name="Tableau11.A"/>
        <table:table-row>
          <table:table-cell table:style-name="Tableau11.A1" office:value-type="string">
            <text:h text:style-name="P103" text:outline-level="3">Résultats d’audit interne récent</text:h>
          </table:table-cell>
        </table:table-row>
      </table:table>
      <table:table table:name="Tableau12" table:style-name="Tableau12">
        <table:table-column table:style-name="Tableau12.A"/>
        <table:table-column table:style-name="Tableau12.B"/>
        <table:table-row>
          <table:table-cell table:style-name="Tableau12.A1" office:value-type="string">
            <text:h text:style-name="P108" text:outline-level="4">Contexte</text:h>
          </table:table-cell>
          <table:table-cell table:style-name="Tableau12.B1" office:value-type="string">
            <text:p text:style-name="P22">L’audit s’est déroulé le <text:span text:style-name="T6">27 juin 2019</text:span>.</text:p>
            <text:p text:style-name="P12">L<text:span text:style-name="T20">es </text:span>auditeur<text:span text:style-name="T20">s</text:span> étai<text:span text:style-name="T20">en</text:span>t <text:span text:style-name="T20">Jacques Blache et Michaël Dierkens du DLL.</text:span></text:p>
          </table:table-cell>
        </table:table-row>
      </table:table>
      <table:table table:name="Tableau37" table:style-name="Tableau37">
        <table:table-column table:style-name="Tableau37.A"/>
        <table:table-column table:style-name="Tableau37.B"/>
        <table:table-row>
          <table:table-cell table:style-name="Tableau37.A1" office:value-type="string">
            <text:h text:style-name="P108" text:outline-level="4">CR de l’auditeur</text:h>
          </table:table-cell>
          <table:table-cell table:style-name="Tableau37.B1" office:value-type="string">
            <text:p text:style-name="P43">Points forts :</text:p>
            <text:p text:style-name="P33">Compétence de l’ensemble des personnes rencontrées</text:p>
            <text:p text:style-name="P33">Implication forte de la direction dans la démarche</text:p>
            <text:p text:style-name="P33">Grande transparence des échanges.</text:p>
            <text:p text:style-name="P33">Actions engagées dans le cadre du changement de version de la NF EN ISO/CEI 17025</text:p>
            <text:p text:style-name="P12"/>
            <text:p text:style-name="P45">Pistes de progrès :</text:p>
            <text:p text:style-name="P33">PP9 :les versions des changements de modèles de demandes d’essais ne sont pas tracées.</text:p>
            <text:p text:style-name="P33">PP10: les exigences métrologiques concernant les appareils (normes d’essais) ne sont pas reprises dans le logiciel de gestion des contrôles métrologiques(GEPI)</text:p>
            <text:p text:style-name="P33">PP11: lors de la vérification des balances, les masses des masses de contrôles réalisés par l’UT ne sont pas indiquées sur les constats de vérification (service métrologiques).</text:p>
            <text:p text:style-name="P33"/>
            <text:p text:style-name="P33"/>
            <text:p text:style-name="P33"><text:span text:style-name="T21">Écart non-critique </text:span>:</text:p>
            <text:p text:style-name="P33">ENC8:S. Liandrat a réalisé des essais croisés de MB, l’UT n’a pas pu apporter la preuve de la réalisation de ces essais (défaut d’enregistrement).</text:p>
            <text:p text:style-name="P33"/>
            <text:p text:style-name="P33">Pas d’écart critique.</text:p>
            <text:p text:style-name="P33"/>
            <text:p text:style-name="P34"><text:span text:style-name="T21">Conclusion </text:span>: </text:p>
            <text:p text:style-name="P34">Il est à noter en point sensible qu’au départ prochain de S. Liandrat, un seul RE, CE (Loïc Blachère) sera chargé de la réalisation des essais du programme de l’ex-domaine 23.</text:p>
          </table:table-cell>
        </table:table-row>
      </table:table>
      <table:table table:name="Tableau26" table:style-name="Tableau26">
        <table:table-column table:style-name="Tableau26.A"/>
        <table:table-column table:style-name="Tableau26.B"/>
        <table:table-row>
          <table:table-cell table:style-name="Tableau26.A1" office:value-type="string">
            <text:h text:style-name="P111" text:outline-level="4">Prochain audit interne</text:h>
          </table:table-cell>
          <table:table-cell table:style-name="Tableau26.B1" office:value-type="string">
            <text:p text:style-name="P15"><text:span text:style-name="T15">Le prochain a</text:span>udit <text:span text:style-name="T2">interne</text:span> <text:span text:style-name="T2">n’est pas encore programmé à ce jour.</text:span></text:p>
          </table:table-cell>
        </table:table-row>
      </table:table>
      <text:p text:style-name="P95"><text:soft-page-break/></text:p>
      <table:table table:name="Tableau15" table:style-name="Tableau15">
        <table:table-column table:style-name="Tableau15.A"/>
        <table:table-row>
          <table:table-cell table:style-name="Tableau15.A1" office:value-type="string">
            <text:h text:style-name="P103" text:outline-level="3">Évaluations effectuées par des organismes externes</text:h>
          </table:table-cell>
        </table:table-row>
      </table:table>
      <table:table table:name="Tableau16" table:style-name="Tableau16">
        <table:table-column table:style-name="Tableau16.A"/>
        <table:table-column table:style-name="Tableau16.B"/>
        <table:table-row>
          <table:table-cell table:style-name="Tableau16.A1" office:value-type="string">
            <text:h text:style-name="P108" text:outline-level="4">Contexte</text:h>
          </table:table-cell>
          <table:table-cell table:style-name="Tableau16.B1" office:value-type="string">
            <text:p text:style-name="P46">L’audit <text:span text:style-name="T9">externe </text:span>s’est déroulé <text:span text:style-name="T2">les 25 et 26 novembre 2019</text:span>.</text:p>
            <text:p text:style-name="P47">L<text:span text:style-name="T8">es </text:span>auditeur<text:span text:style-name="T8">s</text:span> étai<text:span text:style-name="T8">en</text:span>t :</text:p>
            <text:list xml:id="list151947906686167" text:continue-list="list151947214025285" text:style-name="List_20_1">
              <text:list-item>
                <text:p text:style-name="P123">Régis CALMELS</text:p>
              </text:list-item>
              <text:list-item>
                <text:p text:style-name="P123">Moulay ZERHOUNI</text:p>
              </text:list-item>
            </text:list>
          </table:table-cell>
        </table:table-row>
      </table:table>
      <table:table table:name="Tableau38" table:style-name="Tableau38">
        <table:table-column table:style-name="Tableau38.A"/>
        <table:table-column table:style-name="Tableau38.B"/>
        <table:table-row>
          <table:table-cell table:style-name="Tableau38.A1" office:value-type="string">
            <text:h text:style-name="P108" text:outline-level="4">CR des auditeurs</text:h>
          </table:table-cell>
          <table:table-cell table:style-name="Tableau38.B1" office:value-type="string">
            <text:p text:style-name="P44">Points forts :</text:p>
            <text:list xml:id="list151947665738592" text:continue-numbering="true" text:style-name="List_20_1">
              <text:list-item>
                <text:p text:style-name="P138">La traçabilité dans les dossiers d’affaire et dans l’historique des mesures et des résultats d’essais.</text:p>
              </text:list-item>
              <text:list-item>
                <text:p text:style-name="P138">La participation aux CIL et aux campagnes d’essais croisés et leur exploitation par le laboratoire.</text:p>
              </text:list-item>
              <text:list-item>
                <text:p text:style-name="P138">Expérience du laboratoire et des personnels techniques dans les domaines évalués.</text:p>
              </text:list-item>
              <text:list-item>
                <text:p text:style-name="P138">Gestion et suivi métrologiques des équipements.</text:p>
              </text:list-item>
            </text:list>
            <text:p text:style-name="P48"/>
            <text:p text:style-name="P38"><text:span text:style-name="T21">Pas de point faible</text:span> constaté suite à l’évaluation technique.</text:p>
            <text:p text:style-name="P38"/>
            <text:p text:style-name="P38"><text:span text:style-name="T21">Pas de point à surveiller</text:span> dans le domaine « granulats ».</text:p>
          </table:table-cell>
        </table:table-row>
      </table:table>
      <table:table table:name="Tableau45" table:style-name="Tableau45">
        <table:table-column table:style-name="Tableau45.A"/>
        <table:table-column table:style-name="Tableau45.B"/>
        <table:table-row>
          <table:table-cell table:style-name="Tableau45.A1" office:value-type="string">
            <text:h text:style-name="P111" text:outline-level="4">Prochain audit externe</text:h>
          </table:table-cell>
          <table:table-cell table:style-name="Tableau45.B1" office:value-type="string">
            <text:p text:style-name="P9">Le prochain audit externe n’est <text:span text:style-name="T5">pas encore programmé à ce jour.</text:span></text:p>
          </table:table-cell>
        </table:table-row>
      </table:table>
      <text:p text:style-name="P95"/>
      <table:table table:name="Tableau40" table:style-name="Tableau40">
        <table:table-column table:style-name="Tableau40.A"/>
        <table:table-row>
          <table:table-cell table:style-name="Tableau40.A1" office:value-type="string">
            <text:h text:style-name="P104" text:outline-level="3">Les actions correctives</text:h>
          </table:table-cell>
        </table:table-row>
      </table:table>
      <table:table table:name="Tableau41" table:style-name="Tableau41">
        <table:table-column table:style-name="Tableau41.A"/>
        <table:table-column table:style-name="Tableau41.B"/>
        <table:table-row>
          <table:table-cell table:style-name="Tableau41.A1" office:value-type="string">
            <text:h text:style-name="P108" text:outline-level="4">Audit interne</text:h>
          </table:table-cell>
          <table:table-cell table:style-name="Tableau41.B1" office:value-type="string">
            <text:p text:style-name="P14">Les points sensibles et pistes de progrès <text:span text:style-name="T9">identifiés lors de l’audit interne </text:span>ont été traités.</text:p>
            <text:p text:style-name="P30">Voir tableau de suivi et de traitement des écarts.</text:p>
          </table:table-cell>
        </table:table-row>
      </table:table>
      <table:table table:name="Tableau42" table:style-name="Tableau42">
        <table:table-column table:style-name="Tableau42.A"/>
        <table:table-column table:style-name="Tableau42.B"/>
        <table:table-row>
          <table:table-cell table:style-name="Tableau42.A1" office:value-type="string">
            <text:h text:style-name="P108" text:outline-level="4">Audit externe</text:h>
          </table:table-cell>
          <table:table-cell table:style-name="Tableau42.B1" office:value-type="string">
            <text:p text:style-name="P14">Les points sensibles et pistes de progrès <text:span text:style-name="T9">identifiés lors de l’audit externe </text:span>ont été traités.</text:p>
            <text:p text:style-name="P30">Voir tableau de suivi et de traitement des écarts. </text:p>
          </table:table-cell>
        </table:table-row>
      </table:table>
      <text:p text:style-name="P93"/>
      <table:table table:name="Tableau17" table:style-name="Tableau17">
        <table:table-column table:style-name="Tableau17.A"/>
        <table:table-row>
          <table:table-cell table:style-name="Tableau17.A1" office:value-type="string">
            <text:h text:style-name="P103" text:outline-level="3">Changement dans le volume et le type de travail effectué</text:h>
          </table:table-cell>
        </table:table-row>
      </table:table>
      <table:table table:name="Tableau18" table:style-name="Tableau18">
        <table:table-column table:style-name="Tableau18.A"/>
        <table:table-column table:style-name="Tableau18.B"/>
        <table:table-row>
          <table:table-cell table:style-name="Tableau18.A1" office:value-type="string">
            <text:h text:style-name="P110" text:outline-level="4">Volume d’essai</text:h>
          </table:table-cell>
          <table:table-cell table:style-name="Tableau18.B1" office:value-type="string">
            <text:p text:style-name="P49">Le tableau ci-dessous présente l’évolution du nombre d’essais réalisés. Il n’y a pas d’évolution significative, les variations d’une année sur l’autre correspondent à la variation de l’activité de suivi de chantiers neuf et d’entretien.</text:p>
          </table:table-cell>
        </table:table-row>
      </table:table>
      <text:p text:style-name="P40"/>
      <table:table table:name="TablePage" table:style-name="TablePage">
        <table:table-column table:style-name="TablePage.A"/>
        <table:table-column table:style-name="TablePage.B"/>
        <table:table-column table:style-name="TablePage.C"/>
        <table:table-column table:style-name="TablePage.D"/>
        <table:table-column table:style-name="TablePage.C"/>
        <table:table-column table:style-name="TablePage.D"/>
        <table:table-column table:style-name="TablePage.C"/>
        <table:table-column table:style-name="TablePage.D"/>
        <table:table-column table:style-name="TablePage.I"/>
        <table:table-column table:style-name="TablePage.J"/>
        <table:table-row table:style-name="TablePage.1">
          <table:table-cell table:style-name="TablePage.A1" table:number-columns-spanned="2" office:value-type="string">
            <text:p text:style-name="P6"/>
          </table:table-cell>
          <table:covered-table-cell/>
          <table:table-cell table:style-name="TablePage.C1" table:number-columns-spanned="8" office:value-type="string">
            <text:p text:style-name="P5">Nombre d’essais réalisés par année</text:p>
          </table:table-cell>
          <table:covered-table-cell/>
          <table:covered-table-cell/>
          <table:covered-table-cell/>
          <table:covered-table-cell/>
          <table:covered-table-cell/>
          <table:covered-table-cell/>
          <table:covered-table-cell/>
        </table:table-row>
        <table:table-row table:style-name="TablePage.1">
          <table:table-cell table:style-name="TablePage.A2" office:value-type="string">
            <text:p text:style-name="P4">Essai</text:p>
          </table:table-cell>
          <table:table-cell table:style-name="TablePage.A2" office:value-type="string">
            <text:p text:style-name="P5">Norme</text:p>
          </table:table-cell>
          <table:table-cell table:style-name="TablePage.A2" office:value-type="string">
            <text:p text:style-name="P3">2013</text:p>
          </table:table-cell>
          <table:table-cell table:style-name="TablePage.A2" office:value-type="string">
            <text:p text:style-name="P3">2014</text:p>
          </table:table-cell>
          <table:table-cell table:style-name="TablePage.A2" office:value-type="string">
            <text:p text:style-name="P3">2015</text:p>
          </table:table-cell>
          <table:table-cell table:style-name="TablePage.A2" office:value-type="string">
            <text:p text:style-name="P3">2016</text:p>
          </table:table-cell>
          <table:table-cell table:style-name="TablePage.A2" office:value-type="string">
            <text:p text:style-name="P3">2017</text:p>
          </table:table-cell>
          <table:table-cell table:style-name="TablePage.A2" office:value-type="string">
            <text:p text:style-name="P3">2018</text:p>
          </table:table-cell>
          <table:table-cell table:style-name="TablePage.A2" office:value-type="string">
            <text:p text:style-name="P1">2019</text:p>
          </table:table-cell>
          <table:table-cell table:style-name="TablePage.J2" office:value-type="string">
            <text:p text:style-name="P2">2019 non Cofrac</text:p>
          </table:table-cell>
        </table:table-row>
        <table:table-row table:style-name="TablePage.1">
          <table:table-cell table:style-name="TablePage.A7" office:value-type="string">
            <text:p text:style-name="P87">Prélèvement &amp; Réduction d’échantillon</text:p>
          </table:table-cell>
          <table:table-cell table:style-name="TablePage.B3" office:value-type="string">
            <text:p text:style-name="P87">932-1 &amp; <text:line-break/>932-2</text:p>
          </table:table-cell>
          <table:table-cell table:style-name="TablePage.C3" office:value-type="string">
            <text:p text:style-name="P81">&gt;2</text:p>
          </table:table-cell>
          <table:table-cell table:style-name="TablePage.D3" office:value-type="string">
            <text:p text:style-name="P81">&gt;2</text:p>
          </table:table-cell>
          <table:table-cell table:style-name="TablePage.E3" office:value-type="string">
            <text:p text:style-name="P81">&gt;2</text:p>
          </table:table-cell>
          <table:table-cell table:style-name="TablePage.F3" office:value-type="string">
            <text:p text:style-name="P81">&gt;2</text:p>
          </table:table-cell>
          <table:table-cell table:style-name="TablePage.G3" office:value-type="string">
            <text:p text:style-name="P81">&gt;2</text:p>
          </table:table-cell>
          <table:table-cell table:style-name="TablePage.H3" office:value-type="string">
            <text:p text:style-name="P81">&gt;2</text:p>
          </table:table-cell>
          <table:table-cell table:style-name="TablePage.I3" office:value-type="string">
            <text:p text:style-name="P82">&gt;2</text:p>
          </table:table-cell>
          <table:table-cell table:style-name="TablePage.J3" office:value-type="string">
            <text:p text:style-name="P82">&gt;2</text:p>
          </table:table-cell>
        </table:table-row>
        <table:table-row table:style-name="TablePage.1">
          <table:table-cell table:style-name="TablePage.A7" office:value-type="string">
            <text:p text:style-name="P88">Granulométrie</text:p>
          </table:table-cell>
          <table:table-cell table:style-name="TablePage.B4" office:value-type="string">
            <text:p text:style-name="P88">933-1</text:p>
          </table:table-cell>
          <table:table-cell table:style-name="TablePage.C4" office:value-type="string">
            <text:p text:style-name="P83">14<text:span text:style-name="T12">+19</text:span></text:p>
          </table:table-cell>
          <table:table-cell table:style-name="TablePage.D4" office:value-type="string">
            <text:p text:style-name="P83">23<text:span text:style-name="T12">+47</text:span></text:p>
          </table:table-cell>
          <table:table-cell table:style-name="TablePage.E4" office:value-type="string">
            <text:p text:style-name="P83">11<text:span text:style-name="T12">+18</text:span></text:p>
          </table:table-cell>
          <table:table-cell table:style-name="TablePage.F4" office:value-type="string">
            <text:p text:style-name="P84"><text:span text:style-name="T12">10+1</text:span>7</text:p>
          </table:table-cell>
          <table:table-cell table:style-name="TablePage.G4" office:value-type="string">
            <text:p text:style-name="P85">13<text:span text:style-name="T12">+25</text:span></text:p>
          </table:table-cell>
          <table:table-cell table:style-name="TablePage.H4" office:value-type="string">
            <text:p text:style-name="P80">11+28</text:p>
          </table:table-cell>
          <table:table-cell table:style-name="TablePage.I4" office:value-type="float" office:value="64">
            <text:p text:style-name="P86">64</text:p>
          </table:table-cell>
          <table:table-cell table:style-name="TablePage.J4" office:value-type="float" office:value="4">
            <text:p text:style-name="P86">4</text:p>
          </table:table-cell>
        </table:table-row>
        <table:table-row table:style-name="TablePage.1">
          <table:table-cell table:style-name="TablePage.A7" office:value-type="string">
            <text:p text:style-name="P88">Aplatissement</text:p>
          </table:table-cell>
          <table:table-cell table:style-name="TablePage.B5" office:value-type="string">
            <text:p text:style-name="P88">933-3</text:p>
          </table:table-cell>
          <table:table-cell table:style-name="TablePage.C5" office:value-type="string">
            <text:p text:style-name="P83">19</text:p>
          </table:table-cell>
          <table:table-cell table:style-name="TablePage.D5" office:value-type="float" office:value="47">
            <text:p text:style-name="P83">47</text:p>
          </table:table-cell>
          <table:table-cell table:style-name="TablePage.E5" office:value-type="float" office:value="18">
            <text:p text:style-name="P83">18</text:p>
          </table:table-cell>
          <table:table-cell table:style-name="TablePage.F5" office:value-type="string">
            <text:p text:style-name="P84">17</text:p>
          </table:table-cell>
          <table:table-cell table:style-name="TablePage.G5" office:value-type="string">
            <text:p text:style-name="P85">25</text:p>
          </table:table-cell>
          <table:table-cell table:style-name="TablePage.H5" office:value-type="string">
            <text:p text:style-name="P80">28</text:p>
          </table:table-cell>
          <table:table-cell table:style-name="TablePage.I5" office:value-type="float" office:value="46">
            <text:p text:style-name="P86">46</text:p>
          </table:table-cell>
          <table:table-cell table:style-name="TablePage.J5" office:value-type="float" office:value="3">
            <text:p text:style-name="P86">3</text:p>
          </table:table-cell>
        </table:table-row>
        <table:table-row table:style-name="TablePage.1">
          <table:table-cell table:style-name="TablePage.A7" office:value-type="string">
            <text:p text:style-name="P88">MB</text:p>
          </table:table-cell>
          <table:table-cell table:style-name="TablePage.B6" office:value-type="string">
            <text:p text:style-name="P88">933-9</text:p>
          </table:table-cell>
          <table:table-cell table:style-name="TablePage.C6" office:value-type="string">
            <text:p text:style-name="P83">14</text:p>
          </table:table-cell>
          <table:table-cell table:style-name="TablePage.D6" office:value-type="float" office:value="31">
            <text:p text:style-name="P83">31</text:p>
          </table:table-cell>
          <table:table-cell table:style-name="TablePage.E6" office:value-type="float" office:value="11">
            <text:p text:style-name="P83">11</text:p>
          </table:table-cell>
          <table:table-cell table:style-name="TablePage.F6" office:value-type="string">
            <text:p text:style-name="P84">12</text:p>
          </table:table-cell>
          <table:table-cell table:style-name="TablePage.G6" office:value-type="string">
            <text:p text:style-name="P85">11</text:p>
          </table:table-cell>
          <table:table-cell table:style-name="TablePage.H6" office:value-type="string">
            <text:p text:style-name="P80">11</text:p>
          </table:table-cell>
          <table:table-cell table:style-name="TablePage.I6" office:value-type="float" office:value="21">
            <text:p text:style-name="P86">21</text:p>
          </table:table-cell>
          <table:table-cell table:style-name="TablePage.J6" office:value-type="float" office:value="7">
            <text:p text:style-name="P86">7</text:p>
          </table:table-cell>
        </table:table-row>
        <table:table-row table:style-name="TablePage.1">
          <table:table-cell table:style-name="TablePage.A7" office:value-type="string">
            <text:p text:style-name="P88">MDE</text:p>
          </table:table-cell>
          <table:table-cell table:style-name="TablePage.B7" office:value-type="string">
            <text:p text:style-name="P88">1097-1</text:p>
          </table:table-cell>
          <table:table-cell table:style-name="TablePage.C7" office:value-type="string">
            <text:p text:style-name="P83">8</text:p>
          </table:table-cell>
          <table:table-cell table:style-name="TablePage.D7" office:value-type="float" office:value="11">
            <text:p text:style-name="P83">11</text:p>
          </table:table-cell>
          <table:table-cell table:style-name="TablePage.E7" office:value-type="float" office:value="26">
            <text:p text:style-name="P83">26</text:p>
          </table:table-cell>
          <table:table-cell table:style-name="TablePage.F7" office:value-type="string">
            <text:p text:style-name="P84">17</text:p>
          </table:table-cell>
          <table:table-cell table:style-name="TablePage.G7" office:value-type="string">
            <text:p text:style-name="P101">9</text:p>
          </table:table-cell>
          <table:table-cell table:style-name="TablePage.H7" office:value-type="string">
            <text:p text:style-name="P100">15</text:p>
          </table:table-cell>
          <table:table-cell table:style-name="TablePage.I7" office:value-type="float" office:value="23">
            <text:p text:style-name="P102">23</text:p>
          </table:table-cell>
          <table:table-cell table:style-name="TablePage.J7" office:value-type="float" office:value="6">
            <text:p text:style-name="P102">6</text:p>
          </table:table-cell>
        </table:table-row>
        <table:table-row table:style-name="TablePage.1">
          <table:table-cell table:style-name="TablePage.A8" office:value-type="string">
            <text:p text:style-name="P88">LA</text:p>
          </table:table-cell>
          <table:table-cell table:style-name="TablePage.B8" office:value-type="string">
            <text:p text:style-name="P88">1097-2</text:p>
          </table:table-cell>
          <table:table-cell table:style-name="TablePage.C8" office:value-type="string">
            <text:p text:style-name="P83">9</text:p>
          </table:table-cell>
          <table:table-cell table:style-name="TablePage.D8" office:value-type="float" office:value="12">
            <text:p text:style-name="P83">12</text:p>
          </table:table-cell>
          <table:table-cell table:style-name="TablePage.E8" office:value-type="float" office:value="28">
            <text:p text:style-name="P83">28</text:p>
          </table:table-cell>
          <table:table-cell table:style-name="TablePage.F8" office:value-type="string">
            <text:p text:style-name="P84">8</text:p>
          </table:table-cell>
          <table:table-cell table:style-name="TablePage.G8" office:value-type="string">
            <text:p text:style-name="P85">9</text:p>
          </table:table-cell>
          <table:table-cell table:style-name="TablePage.H8" office:value-type="string">
            <text:p text:style-name="P80">15</text:p>
          </table:table-cell>
          <table:table-cell table:style-name="TablePage.I8" office:value-type="float" office:value="23">
            <text:p text:style-name="P86">23</text:p>
          </table:table-cell>
          <table:table-cell table:style-name="TablePage.J8" office:value-type="float" office:value="6">
            <text:p text:style-name="P86">6</text:p>
          </table:table-cell>
        </table:table-row>
      </table:table>
      <text:p text:style-name="P94"/>
      <table:table table:name="Tableau13" table:style-name="Tableau13">
        <table:table-column table:style-name="Tableau13.A"/>
        <table:table-row>
          <table:table-cell table:style-name="Tableau13.A1" office:value-type="string">
            <text:h text:style-name="P105" text:outline-level="3">Informations en retour des clients et du personnel</text:h>
          </table:table-cell>
        </table:table-row>
      </table:table>
      <table:table table:name="Tableau14" table:style-name="Tableau14">
        <table:table-column table:style-name="Tableau14.A"/>
        <table:table-column table:style-name="Tableau14.B"/>
        <table:table-row>
          <table:table-cell table:style-name="Tableau14.A1" office:value-type="string">
            <text:h text:style-name="P110" text:outline-level="4">Aucun</text:h>
          </table:table-cell>
          <table:table-cell table:style-name="Tableau14.B1" office:value-type="string">
            <text:p text:style-name="P49">Pas de retour spécifique aux essais en 201<text:span text:style-name="T7">9</text:span>.</text:p>
          </table:table-cell>
        </table:table-row>
      </table:table>
      <text:p text:style-name="P94"/>
      <table:table table:name="Tableau21" table:style-name="Tableau21">
        <table:table-column table:style-name="Tableau21.A"/>
        <table:table-column table:style-name="Tableau21.B"/>
        <table:table-row>
          <table:table-cell table:style-name="Tableau21.A1" office:value-type="string">
            <text:h text:style-name="P103" text:outline-level="3">Réclamations</text:h>
          </table:table-cell>
          <table:table-cell table:style-name="Tableau21.B1" office:value-type="string">
            <text:p text:style-name="P40"/>
          </table:table-cell>
        </table:table-row>
      </table:table>
      <table:table table:name="Tableau22" table:style-name="Tableau22">
        <table:table-column table:style-name="Tableau22.A"/>
        <table:table-column table:style-name="Tableau22.B"/>
        <table:table-row>
          <table:table-cell table:style-name="Tableau22.A1" office:value-type="string">
            <text:h text:style-name="P110" text:outline-level="4">Aucune</text:h>
          </table:table-cell>
          <table:table-cell table:style-name="Tableau22.B1" office:value-type="string">
            <text:p text:style-name="P49">Pas de réclamation en 201<text:span text:style-name="T7">9</text:span>.</text:p>
          </table:table-cell>
        </table:table-row>
      </table:table>
      <text:p text:style-name="P40"/>
      <table:table table:name="Tableau23" table:style-name="Tableau23">
        <table:table-column table:style-name="Tableau23.A"/>
        <table:table-row>
          <table:table-cell table:style-name="Tableau23.A1" office:value-type="string">
            <text:h text:style-name="P103" text:outline-level="3">Efficacité de toute amélioration mise en <text:span text:style-name="T11">œuvre</text:span></text:h>
          </table:table-cell>
        </table:table-row>
      </table:table>
      <table:table table:name="Tableau24" table:style-name="Tableau24">
        <table:table-column table:style-name="Tableau24.A"/>
        <table:table-column table:style-name="Tableau24.B"/>
        <table:table-row>
          <table:table-cell table:style-name="Tableau24.A1" office:value-type="string">
            <text:h text:style-name="P110" text:outline-level="4">Rien à signaler</text:h>
          </table:table-cell>
          <table:table-cell table:style-name="Tableau24.B1" office:value-type="string">
            <text:p text:style-name="P49">Toutes les actions mises en œuvre ont été efficaces.</text:p>
          </table:table-cell>
        </table:table-row>
      </table:table>
      <text:p text:style-name="P40"/>
      <table:table table:name="Tableau25" table:style-name="Tableau25">
        <table:table-column table:style-name="Tableau25.A"/>
        <table:table-row>
          <table:table-cell table:style-name="Tableau25.A1" office:value-type="string">
            <text:h text:style-name="P103" text:outline-level="3">Adéquation des ressources (niveau unité)</text:h>
          </table:table-cell>
        </table:table-row>
      </table:table>
      <table:table table:name="Tableau39" table:style-name="Tableau39">
        <table:table-column table:style-name="Tableau39.A"/>
        <table:table-column table:style-name="Tableau39.B"/>
        <table:table-row>
          <table:table-cell table:style-name="Tableau39.A1" office:value-type="string">
            <text:h text:style-name="P110" text:outline-level="4">Ressources en personnel</text:h>
          </table:table-cell>
          <table:table-cell table:style-name="Tableau39.B1" office:value-type="string">
            <text:p text:style-name="P50">Les ressources en personnel sont à un seuil critique puisqu’il n’y a qu’un<text:span text:style-name="T7">e</text:span> seul<text:span text:style-name="T7">e personne qui assure les rôles de</text:span> chargé d’essai et responsable d’essai sur <text:span text:style-name="T7">le </text:span>site.</text:p>
            <text:p text:style-name="P50">Ces ressources permettent de réaliser le volume d’essai de ces dernières années. Une augmentation significative de ce volume d’essais serait difficile à gérer mais n’est pas prévue dans les années à venir.</text:p>
            <text:p text:style-name="P50">L’habilitation d’un responsable d’essai dit « suppléant » basé au Cerema de Lyon ainsi que la possibilité de sous-traiter des essais également auprès du Cerema de Lyon permettent d’apporter une réponse à la fragilité <text:span text:style-name="T14">des ressources actuelles.</text:span></text:p>
            <text:p text:style-name="P39">JA a pris temporairement le rôle de CU et s’est investi au cours de la deuxième moitié de 2019 pour assurer la continuité des prérogatives dévolues à ce poste.</text:p>
            <text:p text:style-name="P39"><text:s/></text:p>
          </table:table-cell>
        </table:table-row>
      </table:table>
      <table:table table:name="Tableau43" table:style-name="Tableau43">
        <table:table-column table:style-name="Tableau43.A"/>
        <table:table-column table:style-name="Tableau43.B"/>
        <table:table-row>
          <table:table-cell table:style-name="Tableau43.A1" office:value-type="string">
            <text:h text:style-name="P110" text:outline-level="4">Ressources en <text:soft-page-break/>matériels</text:h>
          </table:table-cell>
          <table:table-cell table:style-name="Tableau43.B1" office:value-type="string">
            <text:p text:style-name="P27">Les matériels disponibles sont anciens mais permettent de réaliser l’ensemble des <text:soft-page-break/>essais dans de bonnes conditions.</text:p>
            <text:p text:style-name="P27">Il y a une colonne de réserve ainsi qu’un r<text:span text:style-name="T2">enouvellement régulier des colonnes de tamis </text:span>et des grilles à fentes.</text:p>
            <text:p text:style-name="P26">Depuis 2011, aucun nouveau matériel n'a été mis en service.</text:p>
            <text:p text:style-name="P9"><text:span text:style-name="T24">LB</text:span> <text:span text:style-name="T1">est le correspondant </text:span>matériel <text:span text:style-name="T1">depuis 2014.</text:span></text:p>
          </table:table-cell>
        </table:table-row>
      </table:table>
      <text:p text:style-name="P94"/>
      <table:table table:name="Tableau27" table:style-name="Tableau27">
        <table:table-column table:style-name="Tableau27.A"/>
        <table:table-row>
          <table:table-cell table:style-name="Tableau27.A1" office:value-type="string">
            <text:h text:style-name="P103" text:outline-level="3">Résultats de l’identification des risques</text:h>
          </table:table-cell>
        </table:table-row>
      </table:table>
      <table:table table:name="Tableau28" table:style-name="Tableau28">
        <table:table-column table:style-name="Tableau28.A"/>
        <table:table-column table:style-name="Tableau28.B"/>
        <table:table-row>
          <table:table-cell table:style-name="Tableau28.A1" office:value-type="string">
            <text:h text:style-name="P114" text:outline-level="4">Risque identifié</text:h>
          </table:table-cell>
          <table:table-cell table:style-name="Tableau28.B1" office:value-type="string">
            <text:p text:style-name="P39">Fragilité sur les rôles de chargé d’essais/responsable d’essais <text:span text:style-name="T5">et Chef d’unité cofrac</text:span></text:p>
          </table:table-cell>
        </table:table-row>
      </table:table>
      <text:p text:style-name="P40"/>
      <table:table table:name="Tableau29" table:style-name="Tableau29">
        <table:table-column table:style-name="Tableau29.A"/>
        <table:table-row>
          <table:table-cell table:style-name="Tableau29.A1" office:value-type="string">
            <text:h text:style-name="P103" text:outline-level="3">Conclusions tirées de l’assurance de la validité des résultats</text:h>
          </table:table-cell>
        </table:table-row>
      </table:table>
      <table:table table:name="Tableau19" table:style-name="Tableau19">
        <table:table-column table:style-name="Tableau19.A"/>
        <table:table-column table:style-name="Tableau19.B"/>
        <table:table-row>
          <table:table-cell table:style-name="Tableau19.A1" office:value-type="string">
            <text:h text:style-name="P111" text:outline-level="4">Campagnes réalisées en 201<text:span text:style-name="T7">9</text:span></text:h>
          </table:table-cell>
          <table:table-cell table:style-name="Tableau19.B1" office:value-type="string">
            <text:p text:style-name="P35">LB anime l’organisation de la campagne essais croisés LR/LD, en particulier il s’occupe de contacter l’ensemble des participants et anime la réunion de synthèse. Il continue de s’occuper plus particulièrement de la partie granulats (prélèvements, distribution des échantillons, exploitation des résultats).</text:p>
            <text:p text:style-name="P23"><text:span text:style-name="T7">L</text:span>es essais croisés qui <text:span text:style-name="T7">ont été </text:span>réalisés <text:span text:style-name="T2">par LB pour la campagne LR/LD 2019</text:span> <text:span text:style-name="T2">s</text:span>ont les suivants :</text:p>
            <text:list xml:id="list151946299831575" text:continue-numbering="true" text:style-name="List_20_1">
              <text:list-item>
                <text:p text:style-name="P124">Bleu de Méthylène sur sable + kaolin (NF EN 933-9) <text:span text:style-name="T10">+ Tests sur l’influence du papier filtre + Estimation de l’appréciation de l’opérateur </text:span>– Campagne LR/LD</text:p>
              </text:list-item>
            </text:list>
          </table:table-cell>
        </table:table-row>
      </table:table>
      <table:table table:name="Tableau20" table:style-name="Tableau20">
        <table:table-column table:style-name="Tableau20.A"/>
        <table:table-column table:style-name="Tableau20.B"/>
        <table:table-row>
          <table:table-cell table:style-name="Tableau20.A1" office:value-type="string">
            <text:h text:style-name="P111" text:outline-level="4">Campagnes à réaliser en 20<text:span text:style-name="T7">20</text:span></text:h>
          </table:table-cell>
          <table:table-cell table:style-name="Tableau20.B1" office:value-type="string">
            <text:p text:style-name="P16">Le programme aurait du être défini lors des rencontres LR/LD qui étaient prévues les 16 et 17 mars 2020. Or du fait de la crise sanitaire <text:span text:style-name="T27">entraînée</text:span> par le Covid 19, la rencontre n’a pu être organisée et repoussée sine die à ce jour dans l’attente d’une sortie de crise.</text:p>
          </table:table-cell>
        </table:table-row>
      </table:table>
      <table:table table:name="Tableau30" table:style-name="Tableau30">
        <table:table-column table:style-name="Tableau30.A"/>
        <table:table-column table:style-name="Tableau30.B"/>
        <table:table-row>
          <table:table-cell table:style-name="Tableau30.A1" office:value-type="string">
            <text:h text:style-name="P110" text:outline-level="4">Rapport d’incertitudes</text:h>
          </table:table-cell>
          <table:table-cell table:style-name="Tableau30.B1" office:value-type="string">
            <text:p text:style-name="P25"><text:span text:style-name="T11">Le</text:span> rapport <text:s/>« essais sur les roches et granulats<text:span text:style-name="T13"> ;</text:span> facteur <text:span text:style-name="T13">d’</text:span>influence et estimation des incertitudes <text:span text:style-name="T13">d’</text:span>essais » <text:span text:style-name="T22"><text:s/>a été <text:s/>mis à jour afin d’intégrer les campagnes d’essais croisés réalisées en 2019 .</text:span></text:p>
          </table:table-cell>
        </table:table-row>
      </table:table>
      <text:p text:style-name="P40"/>
      <table:table table:name="Tableau31" table:style-name="Tableau31">
        <table:table-column table:style-name="Tableau31.A"/>
        <text:soft-page-break/>
        <table:table-row>
          <table:table-cell table:style-name="Tableau31.A1" office:value-type="string">
            <text:h text:style-name="P103" text:outline-level="3">Autres facteurs pertinents</text:h>
          </table:table-cell>
        </table:table-row>
      </table:table>
      <table:table table:name="Tableau32" table:style-name="Tableau32">
        <table:table-column table:style-name="Tableau32.A"/>
        <table:table-column table:style-name="Tableau32.B"/>
        <table:table-row>
          <table:table-cell table:style-name="Tableau32.A1" office:value-type="string">
            <text:h text:style-name="P107" text:outline-level="4">Maintien des compétences des chargés d’essai</text:h>
          </table:table-cell>
          <table:table-cell table:style-name="Tableau32.B1" office:value-type="string">
            <text:p text:style-name="P31">Conditions de maintien de l’habilitation des chargés d’essai : au moins 2 essais ont été réalisés dans l’année.</text:p>
            <text:p text:style-name="P32"><text:span text:style-name="T24">LB</text:span> est habilité sur la totalité des essais du programme et peut justifier de son maintien d’habilitation.</text:p>
          </table:table-cell>
        </table:table-row>
      </table:table>
      <table:table table:name="Tableau44" table:style-name="Tableau44">
        <table:table-column table:style-name="Tableau44.A"/>
        <table:table-column table:style-name="Tableau44.B"/>
        <table:table-row>
          <table:table-cell table:style-name="Tableau44.A1" office:value-type="string">
            <text:h text:style-name="P113" text:outline-level="4">Maintien des compétences des responsables d’essai</text:h>
          </table:table-cell>
          <table:table-cell table:style-name="Tableau44.B1" office:value-type="string">
            <text:p text:style-name="P24">Deux personnes sont concernées :</text:p>
            <text:list xml:id="list151946269785517" text:continue-numbering="true" text:style-name="List_20_1">
              <text:list-item>
                <text:p text:style-name="P139"><text:span text:style-name="T7">LB</text:span> est responsable d’essai <text:span text:style-name="T7">depuis le 1/01/20</text:span></text:p>
              </text:list-item>
              <text:list-item>
                <text:p text:style-name="P139">JB est responsable d’essai intervenant en tant que suppléant lorsque <text:span text:style-name="T22">LB</text:span> est absent.</text:p>
              </text:list-item>
            </text:list>
            <text:p text:style-name="P26"/>
            <text:p text:style-name="P26"><text:span text:style-name="T22">LB</text:span> justifie de son habilitation en tant que responsable d’essai <text:span text:style-name="T2">Cofrac</text:span> du fait de ses activités au sein du DLCF :</text:p>
            <text:list xml:id="list151947824018777" text:continue-numbering="true" text:style-name="List_20_1">
              <text:list-item>
                <text:p text:style-name="P125">Vérification de la totalité des minutes d’essais granulats éditées en 201<text:span text:style-name="T22">9</text:span>, en regard des normes correspondantes.</text:p>
              </text:list-item>
              <text:list-item>
                <text:p text:style-name="P125">Suivi de la formation Management de la Qualité dans les laboratoires – Application de la NF EN ISO/CEI 17025 et LABREF02.</text:p>
              </text:list-item>
              <text:list-item>
                <text:p text:style-name="P126">Auditeur « <text:span text:style-name="T22">junior »</text:span> interne pour la norme NF EN ISO/CEI 17025.</text:p>
              </text:list-item>
              <text:list-item>
                <text:p text:style-name="P127">Organisation et animation de la campagne d’essais croisés LR/LD</text:p>
              </text:list-item>
              <text:list-item>
                <text:p text:style-name="P128">Autres activités au quotidien : chargé d’essai, chargé d’affaires, contrôle extérieur.</text:p>
              </text:list-item>
            </text:list>
            <text:p text:style-name="P130"/>
            <text:p text:style-name="P129">JB justifie du maintien de son habilitation en tant que responsable d’essai du fait de ses activités au sein du Département Laboratoire de Lyon :</text:p>
            <text:list xml:id="list151946078127912" text:continue-numbering="true" text:style-name="List_20_1">
              <text:list-item>
                <text:p text:style-name="P139">Correspondant sectoriel audit de carrières marquage CE2+.</text:p>
              </text:list-item>
              <text:list-item>
                <text:p text:style-name="P139">Auditeur interne pour la norme NF EN ISO/CEI 17025.</text:p>
              </text:list-item>
              <text:list-item>
                <text:p text:style-name="P140">Autres activités au quotidien : chargé d’essai, chargé d’affaires, contrôle extérieur, resp. UT Cofrac, etc.</text:p>
              </text:list-item>
            </text:list>
          </table:table-cell>
        </table:table-row>
      </table:table>
      <text:p text:style-name="P117"/>
      <table:table table:name="Tableau50" table:style-name="Tableau50">
        <table:table-column table:style-name="Tableau50.A"/>
        <table:table-column table:style-name="Tableau50.B"/>
        <table:table-row>
          <table:table-cell table:style-name="Tableau50.A1" office:value-type="string">
            <text:h text:style-name="P115" text:outline-level="4"><text:span text:style-name="T32">Maintien des compétences Chef d’Unité Cofrac</text:span> </text:h>
          </table:table-cell>
          <table:table-cell table:style-name="Tableau50.B1" office:value-type="string">
            <text:p text:style-name="P55">Suite au départ de SL, dans l’attente d’un retour vers une structure stabilisée, il a a été décidée que le <text:span text:style-name="T28">rôle</text:span> de Chef d’unité par intérim serait assuré par JA avec l’appui de AC et BB. Afin de préparer cette période, JA a été associée aux réunions <text:span text:style-name="T33">concernant le cofrac </text:span>dès 2019 <text:span text:style-name="T33">(cf page 3), qu’une période de compagnonnage sur le 2eme semestre 2019 a été mis en place (revue documentaire sur les PV Cofrac avant signature par le CU notamment). A partir de janvier 2020, LB est qualifié RE donc en capacité de signer les PV, un controle documentaire sera poursuivi par JA.</text:span></text:p>
            <text:p text:style-name="P56">Par ailleurs, les autres missions dédiées au CU Cofrac bénéficieront de l’appui de LB, AC et BB.</text:p>
          </table:table-cell>
        </table:table-row>
      </table:table>
      <text:p text:style-name="P97"/>
      <table:table table:name="Tableau33" table:style-name="Tableau33">
        <table:table-column table:style-name="Tableau33.A"/>
        <table:table-column table:style-name="Tableau33.B"/>
        <table:table-row>
          <table:table-cell table:style-name="Tableau33.A1" office:value-type="string">
            <text:h text:style-name="P107" text:outline-level="4">Formation</text:h>
          </table:table-cell>
          <table:table-cell table:style-name="Tableau33.B1" office:value-type="string">
            <text:p text:style-name="P50">Une formation sur le prélèvement sur site à été organisée par L<text:span text:style-name="T24">B</text:span> auprès des personnes du DLCF susceptibles de réaliser des prélèvements.</text:p>
          </table:table-cell>
        </table:table-row>
      </table:table>
      <text:p text:style-name="P92"/>
      <text:p text:style-name="P51"/>
      <table:table table:name="Tableau46" table:style-name="Tableau46">
        <table:table-column table:style-name="Tableau46.A"/>
        <table:table-column table:style-name="Tableau46.B"/>
        <table:table-row>
          <table:table-cell table:style-name="Tableau46.A1" office:value-type="string">
            <text:h text:style-name="P106" text:outline-level="3">Conclusions</text:h>
          </table:table-cell>
          <table:table-cell office:value-type="string">
            <text:p text:style-name="P19">La fin d’année 2019 a été marqué<text:span text:style-name="T25">e</text:span> par de grands changements au niveau de l’unité technique Cofrac granulats. </text:p>
            <text:p text:style-name="P17">Le départ de Sébastien Liandrat qui était à la fois RE et CU a demandé une réflexion quant aux nouveaux rôles de chacun, afin de pouvoir conserver un fonctionnement optimal permettant de répondre aux exigences d’une accréditation COFRAC.</text:p>
            <text:p text:style-name="P17"><text:soft-page-break/>JA a suivi un compagnonnage afin de pouvoir assurer le rôle de CU <text:span text:style-name="T33">par interim </text:span>en lieu et place de SL. <text:span text:style-name="T25">Tout au long de l’année 2019, il a été intégré à l’ensemble des actions et réflexions autour des activités liées au maintien de l’accréditation. </text:span></text:p>
            <text:p text:style-name="P17">Un accompagnement technique au sein du laboratoire lui sera apporté par AC et BB.</text:p>
            <text:p text:style-name="P18">LB devient RE au regard de son expérience en tant que CE <text:span text:style-name="T25">mais également grâce à son implication comme auditeur, organisateur et animateur d’essais croisés sur la portée de l’ex domaine 23 lui permettant de justifier du recul nécessaire au rôle de RE.</text:span></text:p>
            <text:p text:style-name="P18"/>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Arial3" svg:font-family="Arial" style:font-family-generic="system"/>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list-style-name="" style:class="text" style:master-page-name="">
      <loext:graphic-properties draw:fill="none" draw:fill-color="#729fc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729fc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729fcf"/>
      <style:paragraph-properties fo:margin-left="-0.101cm" fo:margin-right="0cm" fo:margin-top="0.12cm" fo:margin-bottom="0cm" loext:contextual-spacing="false" fo:orphans="0" fo:widows="0" fo:text-indent="0cm" style:auto-text-indent="false" style:page-number="auto" fo:background-color="transparent" style:shadow="none">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729fc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loext: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3T15:19:45.702000000</meta:creation-date>
    <meta:editing-duration>P0D</meta:editing-duration>
    <meta:editing-cycles>1</meta:editing-cycles>
    <meta:generator>LibreOffice/5.2.6.2$Windows_X86_64 LibreOffice_project/a3100ed2409ebf1c212f5048fbe377c281438fdc</meta:generator>
    <meta:document-statistic meta:table-count="54" meta:image-count="0" meta:object-count="0" meta:page-count="9" meta:paragraph-count="326" meta:word-count="2482" meta:character-count="15297" meta:non-whitespace-character-count="13147"/>
  </office:meta>
</office:document-meta>
</file>